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Bookman Old Style" svg:font-family="'Bookman Old Style'" style:font-adornments="Обычный" style:font-family-generic="roman" style:font-pitch="variable"/>
    <style:font-face style:name="Bookman Old Style1" svg:font-family="'Bookman Old Style'" style:font-adornments="Полужирный" style:font-family-generic="roman" style:font-pitch="variable"/>
    <style:font-face style:name="Bookman Old Style2" svg:font-family="'Bookman Old Style'" style:font-adornments="Полужирный Курсив"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259f22a"/>
    </style:style>
    <style:style style:name="P2" style:family="paragraph" style:parent-style-name="Text_20_body">
      <style:text-properties officeooo:paragraph-rsid="025ad0bc"/>
    </style:style>
    <style:style style:name="P3" style:family="paragraph" style:parent-style-name="Text_20_body">
      <style:text-properties officeooo:paragraph-rsid="025c2db3"/>
    </style:style>
    <style:style style:name="P4" style:family="paragraph" style:parent-style-name="Text_20_body">
      <style:text-properties officeooo:rsid="0252d207" officeooo:paragraph-rsid="0252d207"/>
    </style:style>
    <style:style style:name="P5" style:family="paragraph" style:parent-style-name="Text_20_body">
      <style:text-properties officeooo:rsid="0254ede2" officeooo:paragraph-rsid="0254ede2"/>
    </style:style>
    <style:style style:name="P6" style:family="paragraph" style:parent-style-name="Text_20_body">
      <style:text-properties officeooo:rsid="0255c83a" officeooo:paragraph-rsid="0255c83a"/>
    </style:style>
    <style:style style:name="P7" style:family="paragraph" style:parent-style-name="Text_20_body">
      <style:text-properties officeooo:rsid="02570639" officeooo:paragraph-rsid="02570639"/>
    </style:style>
    <style:style style:name="P8" style:family="paragraph" style:parent-style-name="Text_20_body">
      <style:text-properties officeooo:rsid="0257c5ad" officeooo:paragraph-rsid="0257c5ad"/>
    </style:style>
    <style:style style:name="P9" style:family="paragraph" style:parent-style-name="Text_20_body">
      <style:text-properties officeooo:rsid="025970a9" officeooo:paragraph-rsid="025970a9"/>
    </style:style>
    <style:style style:name="P10" style:family="paragraph" style:parent-style-name="Text_20_body">
      <style:text-properties officeooo:rsid="025c723d" officeooo:paragraph-rsid="025c723d"/>
    </style:style>
    <style:style style:name="P11" style:family="paragraph" style:parent-style-name="Text_20_body">
      <style:text-properties officeooo:rsid="025c2db3" officeooo:paragraph-rsid="025c2db3"/>
    </style:style>
    <style:style style:name="P12" style:family="paragraph" style:parent-style-name="Text_20_body">
      <style:text-properties officeooo:rsid="025c2db3" officeooo:paragraph-rsid="02648336"/>
    </style:style>
    <style:style style:name="P13" style:family="paragraph" style:parent-style-name="Text_20_body">
      <style:text-properties officeooo:rsid="02648336" officeooo:paragraph-rsid="02648336"/>
    </style:style>
    <style:style style:name="P14" style:family="paragraph" style:parent-style-name="Text_20_body">
      <style:text-properties officeooo:paragraph-rsid="026e5b5c"/>
    </style:style>
    <style:style style:name="P15" style:family="paragraph" style:parent-style-name="Text_20_body">
      <style:text-properties officeooo:paragraph-rsid="027e91ba"/>
    </style:style>
    <style:style style:name="P16" style:family="paragraph" style:parent-style-name="Text_20_body">
      <style:text-properties officeooo:paragraph-rsid="02a3e261"/>
    </style:style>
    <style:style style:name="P17" style:family="paragraph" style:parent-style-name="Text_20_body">
      <style:text-properties officeooo:rsid="026cb028" officeooo:paragraph-rsid="026cb028"/>
    </style:style>
    <style:style style:name="P18" style:family="paragraph" style:parent-style-name="Text_20_body">
      <style:text-properties officeooo:rsid="027138d9" officeooo:paragraph-rsid="027138d9"/>
    </style:style>
    <style:style style:name="P19" style:family="paragraph" style:parent-style-name="Text_20_body">
      <style:text-properties officeooo:rsid="0271666c" officeooo:paragraph-rsid="0271666c"/>
    </style:style>
    <style:style style:name="P20" style:family="paragraph" style:parent-style-name="Text_20_body">
      <style:text-properties officeooo:rsid="027463c4" officeooo:paragraph-rsid="027463c4"/>
    </style:style>
    <style:style style:name="P21" style:family="paragraph" style:parent-style-name="Text_20_body">
      <style:text-properties officeooo:rsid="0274b1b7" officeooo:paragraph-rsid="0274b1b7"/>
    </style:style>
    <style:style style:name="P22" style:family="paragraph" style:parent-style-name="Text_20_body">
      <style:text-properties officeooo:rsid="0278300a" officeooo:paragraph-rsid="0278300a"/>
    </style:style>
    <style:style style:name="P23" style:family="paragraph" style:parent-style-name="Text_20_body">
      <style:text-properties officeooo:rsid="02797e7a" officeooo:paragraph-rsid="02797e7a"/>
    </style:style>
    <style:style style:name="P24" style:family="paragraph" style:parent-style-name="Text_20_body">
      <style:text-properties officeooo:rsid="027ae23d" officeooo:paragraph-rsid="027e91ba"/>
    </style:style>
    <style:style style:name="P25" style:family="paragraph" style:parent-style-name="Text_20_body">
      <style:text-properties officeooo:rsid="027e91ba" officeooo:paragraph-rsid="027f6582"/>
    </style:style>
    <style:style style:name="P26" style:family="paragraph" style:parent-style-name="Text_20_body">
      <style:text-properties officeooo:rsid="027f6582" officeooo:paragraph-rsid="027f6582"/>
    </style:style>
    <style:style style:name="P27" style:family="paragraph" style:parent-style-name="Text_20_body">
      <style:text-properties officeooo:rsid="029f919c" officeooo:paragraph-rsid="029f919c"/>
    </style:style>
    <style:style style:name="P28" style:family="paragraph" style:parent-style-name="Text_20_body">
      <style:text-properties officeooo:rsid="02a04173" officeooo:paragraph-rsid="02a04173"/>
    </style:style>
    <style:style style:name="P29" style:family="paragraph" style:parent-style-name="Text_20_body">
      <style:text-properties officeooo:rsid="02a05f4b" officeooo:paragraph-rsid="02a05f4b"/>
    </style:style>
    <style:style style:name="P30" style:family="paragraph" style:parent-style-name="Text_20_body">
      <style:text-properties officeooo:rsid="02a1d085" officeooo:paragraph-rsid="02a05f4b"/>
    </style:style>
    <style:style style:name="P31" style:family="paragraph" style:parent-style-name="Text_20_body">
      <style:text-properties officeooo:rsid="02a3e261" officeooo:paragraph-rsid="02a3e261"/>
    </style:style>
    <style:style style:name="P32" style:family="paragraph" style:parent-style-name="Text_20_body">
      <style:text-properties officeooo:rsid="02a52b93" officeooo:paragraph-rsid="02a52b93"/>
    </style:style>
    <style:style style:name="P33" style:family="paragraph" style:parent-style-name="Text_20_body">
      <style:text-properties officeooo:rsid="02a6891f" officeooo:paragraph-rsid="02a6891f"/>
    </style:style>
    <style:style style:name="P34" style:family="paragraph" style:parent-style-name="Text_20_body">
      <style:text-properties officeooo:rsid="026b7b81"/>
    </style:style>
    <style:style style:name="P35" style:family="paragraph" style:parent-style-name="Text_20_body">
      <style:text-properties officeooo:rsid="026b7b81" officeooo:paragraph-rsid="02aa51f5"/>
    </style:style>
    <style:style style:name="P36" style:family="paragraph" style:parent-style-name="Text_20_body">
      <style:text-properties officeooo:rsid="02a86ac3" officeooo:paragraph-rsid="02a86ac3"/>
    </style:style>
    <style:style style:name="P37" style:family="paragraph" style:parent-style-name="Text_20_body">
      <style:text-properties officeooo:rsid="02a915a4" officeooo:paragraph-rsid="02a915a4"/>
    </style:style>
    <style:style style:name="P38" style:family="paragraph" style:parent-style-name="Text_20_body">
      <style:text-properties officeooo:rsid="02add388" officeooo:paragraph-rsid="02add388"/>
    </style:style>
    <style:style style:name="P39" style:family="paragraph" style:parent-style-name="Text_20_body">
      <style:text-properties officeooo:rsid="02af120f" officeooo:paragraph-rsid="02af120f"/>
    </style:style>
    <style:style style:name="P40" style:family="paragraph" style:parent-style-name="Text_20_body">
      <style:text-properties officeooo:rsid="02b5fbf9" officeooo:paragraph-rsid="02b5fbf9"/>
    </style:style>
    <style:style style:name="P41" style:family="paragraph" style:parent-style-name="Text_20_body">
      <style:text-properties officeooo:rsid="02b6cf99" officeooo:paragraph-rsid="02b6cf99"/>
    </style:style>
    <style:style style:name="P42" style:family="paragraph" style:parent-style-name="Text_20_body">
      <style:text-properties officeooo:rsid="02b838a8" officeooo:paragraph-rsid="02b838a8"/>
    </style:style>
    <style:style style:name="P43" style:family="paragraph" style:parent-style-name="Text_20_body">
      <style:text-properties officeooo:rsid="02ba0493" officeooo:paragraph-rsid="02ba0493"/>
    </style:style>
    <style:style style:name="P44" style:family="paragraph" style:parent-style-name="Text_20_body">
      <style:text-properties officeooo:rsid="02ba0493" officeooo:paragraph-rsid="02ba9488"/>
    </style:style>
    <style:style style:name="P45" style:family="paragraph" style:parent-style-name="Text_20_body">
      <style:text-properties officeooo:rsid="02ba0493" officeooo:paragraph-rsid="02c58a02"/>
    </style:style>
    <style:style style:name="P46" style:family="paragraph" style:parent-style-name="Text_20_body">
      <style:text-properties officeooo:rsid="02cd8def" officeooo:paragraph-rsid="02cd8def"/>
    </style:style>
    <style:style style:name="P47" style:family="paragraph" style:parent-style-name="Text_20_body">
      <style:text-properties officeooo:rsid="02be04c3" officeooo:paragraph-rsid="02be04c3"/>
    </style:style>
    <style:style style:name="P48" style:family="paragraph" style:parent-style-name="Text_20_body">
      <style:text-properties officeooo:rsid="02bea7d1" officeooo:paragraph-rsid="02bea7d1"/>
    </style:style>
    <style:style style:name="P49" style:family="paragraph" style:parent-style-name="Text_20_body">
      <style:text-properties officeooo:rsid="02bef73e" officeooo:paragraph-rsid="02bef73e"/>
    </style:style>
    <style:style style:name="P50" style:family="paragraph" style:parent-style-name="Text_20_body">
      <style:text-properties officeooo:rsid="02bff460" officeooo:paragraph-rsid="02bff460"/>
    </style:style>
    <style:style style:name="P51" style:family="paragraph" style:parent-style-name="Text_20_body">
      <style:text-properties officeooo:rsid="02c16149" officeooo:paragraph-rsid="02c16149"/>
    </style:style>
    <style:style style:name="P52" style:family="paragraph" style:parent-style-name="Text_20_body">
      <style:text-properties officeooo:rsid="02c45873" officeooo:paragraph-rsid="02c45873"/>
    </style:style>
    <style:style style:name="P53" style:family="paragraph" style:parent-style-name="Text_20_body">
      <style:text-properties officeooo:rsid="02c470cf" officeooo:paragraph-rsid="02c470cf"/>
    </style:style>
    <style:style style:name="P54" style:family="paragraph" style:parent-style-name="Text_20_body">
      <style:text-properties officeooo:rsid="02c58a02" officeooo:paragraph-rsid="02c58a02"/>
    </style:style>
    <style:style style:name="P55" style:family="paragraph" style:parent-style-name="Text_20_body">
      <style:text-properties officeooo:rsid="02c918e9" officeooo:paragraph-rsid="02c918e9"/>
    </style:style>
    <style:style style:name="P56" style:family="paragraph" style:parent-style-name="Text_20_body">
      <style:text-properties officeooo:rsid="02cb46a3" officeooo:paragraph-rsid="02cb46a3"/>
    </style:style>
    <style:style style:name="P57" style:family="paragraph" style:parent-style-name="Text_20_body">
      <style:text-properties officeooo:rsid="02ccc278" officeooo:paragraph-rsid="02ccc278"/>
    </style:style>
    <style:style style:name="P58" style:family="paragraph" style:parent-style-name="Text_20_body">
      <style:text-properties officeooo:rsid="02ce1ea9" officeooo:paragraph-rsid="02ce1ea9"/>
    </style:style>
    <style:style style:name="P59" style:family="paragraph" style:parent-style-name="Text_20_body">
      <style:text-properties officeooo:rsid="02cf3243" officeooo:paragraph-rsid="02cf3243"/>
    </style:style>
    <style:style style:name="P60" style:family="paragraph" style:parent-style-name="Text_20_body">
      <style:text-properties officeooo:rsid="02cf672d" officeooo:paragraph-rsid="02cf672d"/>
    </style:style>
    <style:style style:name="P61" style:family="paragraph" style:parent-style-name="Text_20_body">
      <style:text-properties officeooo:paragraph-rsid="02d2a991"/>
    </style:style>
    <style:style style:name="P62" style:family="paragraph" style:parent-style-name="Text_20_body">
      <style:text-properties officeooo:paragraph-rsid="02e3fe8d"/>
    </style:style>
    <style:style style:name="P63" style:family="paragraph" style:parent-style-name="Text_20_body">
      <style:text-properties officeooo:paragraph-rsid="02e86873"/>
    </style:style>
    <style:style style:name="P64" style:family="paragraph" style:parent-style-name="Text_20_body">
      <style:text-properties officeooo:paragraph-rsid="02ea2968"/>
    </style:style>
    <style:style style:name="P65" style:family="paragraph" style:parent-style-name="Text_20_body">
      <style:text-properties officeooo:paragraph-rsid="02ef0ebb"/>
    </style:style>
    <style:style style:name="P66" style:family="paragraph" style:parent-style-name="Text_20_body">
      <style:text-properties officeooo:rsid="02d43144" officeooo:paragraph-rsid="02d43144"/>
    </style:style>
    <style:style style:name="P67" style:family="paragraph" style:parent-style-name="Text_20_body">
      <style:text-properties officeooo:rsid="02d509e9" officeooo:paragraph-rsid="02d509e9"/>
    </style:style>
    <style:style style:name="P68" style:family="paragraph" style:parent-style-name="Text_20_body">
      <style:text-properties officeooo:rsid="02d82f68" officeooo:paragraph-rsid="02d82f68"/>
    </style:style>
    <style:style style:name="P69" style:family="paragraph" style:parent-style-name="Text_20_body">
      <style:text-properties officeooo:rsid="02e3fe8d" officeooo:paragraph-rsid="02e3fe8d"/>
    </style:style>
    <style:style style:name="P70" style:family="paragraph" style:parent-style-name="Text_20_body">
      <style:text-properties officeooo:rsid="02e041e4" officeooo:paragraph-rsid="02e041e4"/>
    </style:style>
    <style:style style:name="P71" style:family="paragraph" style:parent-style-name="Text_20_body">
      <style:text-properties officeooo:rsid="02e041e4" officeooo:paragraph-rsid="034068b0"/>
    </style:style>
    <style:style style:name="P72" style:family="paragraph" style:parent-style-name="Text_20_body">
      <style:text-properties officeooo:rsid="02e041e4" officeooo:paragraph-rsid="034310b0"/>
    </style:style>
    <style:style style:name="P73" style:family="paragraph" style:parent-style-name="Text_20_body">
      <style:text-properties officeooo:rsid="02e041e4" officeooo:paragraph-rsid="034761c7"/>
    </style:style>
    <style:style style:name="P74" style:family="paragraph" style:parent-style-name="Text_20_body">
      <style:text-properties officeooo:rsid="02e041e4" officeooo:paragraph-rsid="0347f40b"/>
    </style:style>
    <style:style style:name="P75" style:family="paragraph" style:parent-style-name="Text_20_body">
      <style:text-properties officeooo:rsid="02e041e4" officeooo:paragraph-rsid="034e93ef"/>
    </style:style>
    <style:style style:name="P76" style:family="paragraph" style:parent-style-name="Text_20_body">
      <style:text-properties officeooo:rsid="02e041e4" officeooo:paragraph-rsid="03531eef"/>
    </style:style>
    <style:style style:name="P77" style:family="paragraph" style:parent-style-name="Text_20_body">
      <style:text-properties officeooo:rsid="02e041e4" officeooo:paragraph-rsid="03549fc7"/>
    </style:style>
    <style:style style:name="P78" style:family="paragraph" style:parent-style-name="Text_20_body">
      <style:text-properties officeooo:rsid="02e5287a" officeooo:paragraph-rsid="02e5287a"/>
    </style:style>
    <style:style style:name="P79" style:family="paragraph" style:parent-style-name="Text_20_body">
      <style:text-properties officeooo:rsid="02e57f42" officeooo:paragraph-rsid="02e57f42"/>
    </style:style>
    <style:style style:name="P80" style:family="paragraph" style:parent-style-name="Text_20_body">
      <style:text-properties officeooo:rsid="02e600d6" officeooo:paragraph-rsid="02e600d6"/>
    </style:style>
    <style:style style:name="P81" style:family="paragraph" style:parent-style-name="Text_20_body">
      <style:text-properties officeooo:rsid="02e7ec1b" officeooo:paragraph-rsid="02e7ec1b"/>
    </style:style>
    <style:style style:name="P82" style:family="paragraph" style:parent-style-name="Text_20_body">
      <style:text-properties officeooo:rsid="02e7ec1b" officeooo:paragraph-rsid="02fdb47b"/>
    </style:style>
    <style:style style:name="P83" style:family="paragraph" style:parent-style-name="Text_20_body">
      <style:text-properties officeooo:rsid="02e7ec1b" officeooo:paragraph-rsid="02ffb20c"/>
    </style:style>
    <style:style style:name="P84" style:family="paragraph" style:parent-style-name="Text_20_body">
      <style:text-properties officeooo:rsid="02e7ec1b" officeooo:paragraph-rsid="03036ca7"/>
    </style:style>
    <style:style style:name="P85" style:family="paragraph" style:parent-style-name="Text_20_body">
      <style:text-properties officeooo:rsid="02e7ec1b" officeooo:paragraph-rsid="0322ba73"/>
    </style:style>
    <style:style style:name="P86" style:family="paragraph" style:parent-style-name="Text_20_body">
      <style:text-properties officeooo:rsid="02e7ec1b" officeooo:paragraph-rsid="03255620"/>
    </style:style>
    <style:style style:name="P87" style:family="paragraph" style:parent-style-name="Text_20_body">
      <style:text-properties officeooo:rsid="02e7ec1b" officeooo:paragraph-rsid="0325eaae"/>
    </style:style>
    <style:style style:name="P88" style:family="paragraph" style:parent-style-name="Text_20_body">
      <style:text-properties officeooo:rsid="02e86873" officeooo:paragraph-rsid="02e86873"/>
    </style:style>
    <style:style style:name="P89" style:family="paragraph" style:parent-style-name="Text_20_body">
      <style:text-properties officeooo:rsid="02f4f949" officeooo:paragraph-rsid="02f4f949"/>
    </style:style>
    <style:style style:name="P90" style:family="paragraph" style:parent-style-name="Text_20_body">
      <style:text-properties officeooo:rsid="02f5b4ba" officeooo:paragraph-rsid="02f5b4ba"/>
    </style:style>
    <style:style style:name="P91" style:family="paragraph" style:parent-style-name="Text_20_body">
      <style:text-properties officeooo:rsid="02f735c2" officeooo:paragraph-rsid="02f735c2"/>
    </style:style>
    <style:style style:name="P92" style:family="paragraph" style:parent-style-name="Text_20_body">
      <style:text-properties officeooo:rsid="02f7e881" officeooo:paragraph-rsid="02f7e881"/>
    </style:style>
    <style:style style:name="P93" style:family="paragraph" style:parent-style-name="Text_20_body">
      <style:text-properties officeooo:rsid="02f83a4d" officeooo:paragraph-rsid="02f83a4d"/>
    </style:style>
    <style:style style:name="P94" style:family="paragraph" style:parent-style-name="Text_20_body">
      <style:text-properties officeooo:rsid="03017e32" officeooo:paragraph-rsid="03017e32"/>
    </style:style>
    <style:style style:name="P95" style:family="paragraph" style:parent-style-name="Text_20_body">
      <style:text-properties officeooo:rsid="0302c8db" officeooo:paragraph-rsid="0302c8db"/>
    </style:style>
    <style:style style:name="P96" style:family="paragraph" style:parent-style-name="Text_20_body">
      <style:text-properties officeooo:rsid="030497b1" officeooo:paragraph-rsid="03036ca7"/>
    </style:style>
    <style:style style:name="P97" style:family="paragraph" style:parent-style-name="Text_20_body">
      <style:text-properties officeooo:rsid="03051833" officeooo:paragraph-rsid="03051833"/>
    </style:style>
    <style:style style:name="P98" style:family="paragraph" style:parent-style-name="Text_20_body">
      <style:text-properties officeooo:rsid="0314ce54" officeooo:paragraph-rsid="0314ce54"/>
    </style:style>
    <style:style style:name="P99" style:family="paragraph" style:parent-style-name="Text_20_body">
      <style:text-properties officeooo:rsid="03161262" officeooo:paragraph-rsid="03161262"/>
    </style:style>
    <style:style style:name="P100" style:family="paragraph" style:parent-style-name="Text_20_body">
      <style:text-properties officeooo:rsid="0316e14f" officeooo:paragraph-rsid="0316e14f"/>
    </style:style>
    <style:style style:name="P101" style:family="paragraph" style:parent-style-name="Text_20_body">
      <style:text-properties officeooo:rsid="03179cce" officeooo:paragraph-rsid="03179cce"/>
    </style:style>
    <style:style style:name="P102" style:family="paragraph" style:parent-style-name="Text_20_body">
      <style:text-properties fo:font-weight="bold" officeooo:rsid="031c2a9f" officeooo:paragraph-rsid="031c2a9f" style:font-weight-asian="bold" style:font-weight-complex="bold"/>
    </style:style>
    <style:style style:name="P103" style:family="paragraph" style:parent-style-name="Text_20_body">
      <style:text-properties officeooo:rsid="031d6695" officeooo:paragraph-rsid="031d6695"/>
    </style:style>
    <style:style style:name="P104" style:family="paragraph" style:parent-style-name="Text_20_body">
      <style:text-properties officeooo:rsid="031f5a2d" officeooo:paragraph-rsid="031f5a2d"/>
    </style:style>
    <style:style style:name="P105" style:family="paragraph" style:parent-style-name="Text_20_body">
      <style:text-properties officeooo:rsid="031fa187" officeooo:paragraph-rsid="031fa187"/>
    </style:style>
    <style:style style:name="P106" style:family="paragraph" style:parent-style-name="Text_20_body">
      <style:text-properties officeooo:rsid="0320c896" officeooo:paragraph-rsid="0320c896"/>
    </style:style>
    <style:style style:name="P107" style:family="paragraph" style:parent-style-name="Text_20_body">
      <style:text-properties officeooo:rsid="032463bd" officeooo:paragraph-rsid="032463bd"/>
    </style:style>
    <style:style style:name="P108" style:family="paragraph" style:parent-style-name="Text_20_body">
      <style:text-properties officeooo:rsid="0326f8e4" officeooo:paragraph-rsid="0326f8e4"/>
    </style:style>
    <style:style style:name="P109" style:family="paragraph" style:parent-style-name="Text_20_body">
      <style:text-properties officeooo:rsid="0327a1dd" officeooo:paragraph-rsid="0327a1dd"/>
    </style:style>
    <style:style style:name="P110" style:family="paragraph" style:parent-style-name="Text_20_body">
      <style:text-properties officeooo:rsid="03284079" officeooo:paragraph-rsid="03284079"/>
    </style:style>
    <style:style style:name="P111" style:family="paragraph" style:parent-style-name="Text_20_body">
      <style:text-properties officeooo:rsid="0329ffe5" officeooo:paragraph-rsid="0329ffe5"/>
    </style:style>
    <style:style style:name="P112" style:family="paragraph" style:parent-style-name="Text_20_body">
      <style:text-properties officeooo:rsid="032a056a" officeooo:paragraph-rsid="032b1efb"/>
    </style:style>
    <style:style style:name="P113" style:family="paragraph" style:parent-style-name="Text_20_body">
      <style:text-properties officeooo:rsid="032b1efb" officeooo:paragraph-rsid="032b1efb"/>
    </style:style>
    <style:style style:name="P114" style:family="paragraph" style:parent-style-name="Text_20_body">
      <style:text-properties officeooo:rsid="032b1efb" officeooo:paragraph-rsid="0332a20a"/>
    </style:style>
    <style:style style:name="P115" style:family="paragraph" style:parent-style-name="Text_20_body">
      <style:text-properties officeooo:rsid="0325eaae" officeooo:paragraph-rsid="033883a1"/>
    </style:style>
    <style:style style:name="P116" style:family="paragraph" style:parent-style-name="Text_20_body">
      <style:text-properties officeooo:rsid="0325eaae" officeooo:paragraph-rsid="033a69cd"/>
    </style:style>
    <style:style style:name="P117" style:family="paragraph" style:parent-style-name="Text_20_body">
      <style:text-properties officeooo:rsid="0325eaae" officeooo:paragraph-rsid="033cb073"/>
    </style:style>
    <style:style style:name="P118" style:family="paragraph" style:parent-style-name="Text_20_body">
      <style:text-properties officeooo:rsid="032e80eb" officeooo:paragraph-rsid="032b1efb"/>
    </style:style>
    <style:style style:name="P119" style:family="paragraph" style:parent-style-name="Text_20_body">
      <style:text-properties officeooo:rsid="032e80eb" officeooo:paragraph-rsid="032e80eb"/>
    </style:style>
    <style:style style:name="P120" style:family="paragraph" style:parent-style-name="Text_20_body">
      <style:text-properties officeooo:rsid="033034fa" officeooo:paragraph-rsid="033034fa"/>
    </style:style>
    <style:style style:name="P121" style:family="paragraph" style:parent-style-name="Text_20_body">
      <style:text-properties officeooo:rsid="03321766" officeooo:paragraph-rsid="03321766"/>
    </style:style>
    <style:style style:name="P122" style:family="paragraph" style:parent-style-name="Text_20_body">
      <style:text-properties officeooo:rsid="0332a20a" officeooo:paragraph-rsid="0332a20a"/>
    </style:style>
    <style:style style:name="P123" style:family="paragraph" style:parent-style-name="Text_20_body">
      <style:text-properties officeooo:rsid="03368f4b" officeooo:paragraph-rsid="03368f4b"/>
    </style:style>
    <style:style style:name="P124" style:family="paragraph" style:parent-style-name="Text_20_body">
      <style:text-properties officeooo:rsid="0336d70b" officeooo:paragraph-rsid="0336d70b"/>
    </style:style>
    <style:style style:name="P125" style:family="paragraph" style:parent-style-name="Text_20_body">
      <style:text-properties officeooo:rsid="03377bc4" officeooo:paragraph-rsid="03377bc4"/>
    </style:style>
    <style:style style:name="P126" style:family="paragraph" style:parent-style-name="Text_20_body">
      <style:text-properties officeooo:rsid="033883a1" officeooo:paragraph-rsid="033883a1"/>
    </style:style>
    <style:style style:name="P127" style:family="paragraph" style:parent-style-name="Text_20_body">
      <style:text-properties officeooo:rsid="033c8f1e" officeooo:paragraph-rsid="033c8f1e"/>
    </style:style>
    <style:style style:name="P128" style:family="paragraph" style:parent-style-name="Text_20_body">
      <style:text-properties officeooo:rsid="033cb073" officeooo:paragraph-rsid="033cb073"/>
    </style:style>
    <style:style style:name="P129" style:family="paragraph" style:parent-style-name="Text_20_body">
      <style:text-properties officeooo:rsid="033dc581" officeooo:paragraph-rsid="033dc581"/>
    </style:style>
    <style:style style:name="P130" style:family="paragraph" style:parent-style-name="Text_20_body">
      <style:text-properties officeooo:rsid="033f1344" officeooo:paragraph-rsid="033f1344"/>
    </style:style>
    <style:style style:name="P131" style:family="paragraph" style:parent-style-name="Text_20_body">
      <style:text-properties officeooo:rsid="03459e39" officeooo:paragraph-rsid="03459e39"/>
    </style:style>
    <style:style style:name="P132" style:family="paragraph" style:parent-style-name="Text_20_body">
      <style:text-properties officeooo:rsid="0347f40b" officeooo:paragraph-rsid="0347f40b"/>
    </style:style>
    <style:style style:name="P133" style:family="paragraph" style:parent-style-name="Text_20_body">
      <style:text-properties officeooo:rsid="034948ee" officeooo:paragraph-rsid="0347f40b"/>
    </style:style>
    <style:style style:name="P134" style:family="paragraph" style:parent-style-name="Text_20_body">
      <style:text-properties officeooo:rsid="0349f36e" officeooo:paragraph-rsid="0349f36e"/>
    </style:style>
    <style:style style:name="P135" style:family="paragraph" style:parent-style-name="Text_20_body">
      <style:text-properties officeooo:rsid="034bb06c" officeooo:paragraph-rsid="034bb06c"/>
    </style:style>
    <style:style style:name="P136" style:family="paragraph" style:parent-style-name="Text_20_body">
      <style:text-properties officeooo:rsid="034daf81" officeooo:paragraph-rsid="034daf81"/>
    </style:style>
    <style:style style:name="P137" style:family="paragraph" style:parent-style-name="Text_20_body">
      <style:text-properties officeooo:rsid="03549fc7" officeooo:paragraph-rsid="03549fc7"/>
    </style:style>
    <style:style style:name="P138" style:family="paragraph" style:parent-style-name="Text_20_body">
      <style:text-properties officeooo:rsid="0355dd92" officeooo:paragraph-rsid="03549fc7"/>
    </style:style>
    <style:style style:name="P139" style:family="paragraph" style:parent-style-name="Text_20_body">
      <style:text-properties officeooo:rsid="0357691a" officeooo:paragraph-rsid="0357691a"/>
    </style:style>
    <style:style style:name="P140" style:family="paragraph" style:parent-style-name="Text_20_body">
      <style:text-properties officeooo:rsid="035951a8" officeooo:paragraph-rsid="0357691a"/>
    </style:style>
    <style:style style:name="P141" style:family="paragraph" style:parent-style-name="Text_20_body">
      <style:text-properties officeooo:rsid="035ac469" officeooo:paragraph-rsid="035ac469"/>
    </style:style>
    <style:style style:name="P142" style:family="paragraph" style:parent-style-name="Text_20_body">
      <style:text-properties officeooo:rsid="034761c7" officeooo:paragraph-rsid="034761c7"/>
    </style:style>
    <style:style style:name="P143" style:family="paragraph" style:parent-style-name="Text_20_body">
      <style:text-properties officeooo:paragraph-rsid="035d2f31"/>
    </style:style>
    <style:style style:name="P144" style:family="paragraph" style:parent-style-name="Heading_20_1">
      <style:text-properties officeooo:rsid="0253160f" officeooo:paragraph-rsid="0253160f"/>
    </style:style>
    <style:style style:name="P145" style:family="paragraph" style:parent-style-name="Heading_20_1">
      <style:text-properties officeooo:rsid="026b7b81"/>
    </style:style>
    <style:style style:name="P146" style:family="paragraph" style:parent-style-name="Heading_20_1">
      <style:text-properties officeooo:rsid="02a7f5eb"/>
    </style:style>
    <style:style style:name="P147" style:family="paragraph" style:parent-style-name="Heading_20_1">
      <style:text-properties officeooo:rsid="02b6cf99"/>
    </style:style>
    <style:style style:name="P148" style:family="paragraph" style:parent-style-name="Heading_20_1">
      <style:text-properties officeooo:rsid="02ba4115"/>
    </style:style>
    <style:style style:name="P149" style:family="paragraph" style:parent-style-name="Heading_20_1">
      <style:text-properties officeooo:rsid="02d13790"/>
    </style:style>
    <style:style style:name="P150" style:family="paragraph" style:parent-style-name="Heading_20_1">
      <style:text-properties officeooo:rsid="02f3e1ba"/>
    </style:style>
    <style:style style:name="P151" style:family="paragraph" style:parent-style-name="Text_20_body" style:list-style-name="L1">
      <style:text-properties officeooo:paragraph-rsid="025c723d"/>
    </style:style>
    <style:style style:name="P152" style:family="paragraph" style:parent-style-name="Text_20_body" style:list-style-name="L1">
      <style:text-properties officeooo:paragraph-rsid="025e57dc"/>
    </style:style>
    <style:style style:name="P153" style:family="paragraph" style:parent-style-name="Text_20_body" style:list-style-name="L1">
      <style:text-properties officeooo:rsid="025eb7b1" officeooo:paragraph-rsid="025eb7b1"/>
    </style:style>
    <style:style style:name="P154" style:family="paragraph" style:parent-style-name="Text_20_body" style:list-style-name="L1">
      <style:text-properties officeooo:rsid="0260373d" officeooo:paragraph-rsid="0260373d"/>
    </style:style>
    <style:style style:name="P155" style:family="paragraph" style:parent-style-name="Text_20_body" style:list-style-name="L1">
      <style:text-properties officeooo:rsid="0260bb55" officeooo:paragraph-rsid="0260bb55"/>
    </style:style>
    <style:style style:name="P156" style:family="paragraph" style:parent-style-name="Text_20_body" style:list-style-name="L1">
      <style:text-properties officeooo:rsid="02627b6d" officeooo:paragraph-rsid="02627b6d"/>
    </style:style>
    <style:style style:name="P157" style:family="paragraph" style:parent-style-name="Text_20_body" style:list-style-name="L2">
      <style:text-properties officeooo:rsid="02648336" officeooo:paragraph-rsid="02648336"/>
    </style:style>
    <style:style style:name="P158" style:family="paragraph" style:parent-style-name="Text_20_body" style:list-style-name="L3">
      <style:text-properties officeooo:paragraph-rsid="0271666c"/>
    </style:style>
    <style:style style:name="P159" style:family="paragraph" style:parent-style-name="Text_20_body" style:list-style-name="L3">
      <style:text-properties officeooo:rsid="0271666c" officeooo:paragraph-rsid="0271666c"/>
    </style:style>
    <style:style style:name="P160" style:family="paragraph" style:parent-style-name="Text_20_body" style:list-style-name="L3">
      <style:text-properties officeooo:rsid="02726cab" officeooo:paragraph-rsid="02726cab"/>
    </style:style>
    <style:style style:name="P161" style:family="paragraph" style:parent-style-name="Text_20_body" style:list-style-name="L3">
      <style:text-properties officeooo:rsid="027463c4" officeooo:paragraph-rsid="027463c4"/>
    </style:style>
    <style:style style:name="P162" style:family="paragraph" style:parent-style-name="Text_20_body" style:list-style-name="L4">
      <style:text-properties officeooo:paragraph-rsid="02750be5"/>
    </style:style>
    <style:style style:name="P163" style:family="paragraph" style:parent-style-name="Text_20_body" style:list-style-name="L4">
      <style:text-properties officeooo:rsid="02750be5" officeooo:paragraph-rsid="02750be5"/>
    </style:style>
    <style:style style:name="P164" style:family="paragraph" style:parent-style-name="Text_20_body" style:list-style-name="L4">
      <style:text-properties officeooo:rsid="0278300a" officeooo:paragraph-rsid="0278300a"/>
    </style:style>
    <style:style style:name="P165" style:family="paragraph" style:parent-style-name="Text_20_body" style:list-style-name="L5">
      <style:text-properties officeooo:paragraph-rsid="028200e2"/>
    </style:style>
    <style:style style:name="P166" style:family="paragraph" style:parent-style-name="Text_20_body" style:list-style-name="L5">
      <style:text-properties officeooo:paragraph-rsid="0284dfca"/>
    </style:style>
    <style:style style:name="P167" style:family="paragraph" style:parent-style-name="Text_20_body" style:list-style-name="L5">
      <style:text-properties officeooo:paragraph-rsid="028adbc0"/>
    </style:style>
    <style:style style:name="P168" style:family="paragraph" style:parent-style-name="Text_20_body" style:list-style-name="L5">
      <style:text-properties officeooo:paragraph-rsid="0293fc26"/>
    </style:style>
    <style:style style:name="P169" style:family="paragraph" style:parent-style-name="Text_20_body" style:list-style-name="L5">
      <style:text-properties officeooo:paragraph-rsid="029a1994"/>
    </style:style>
    <style:style style:name="P170" style:family="paragraph" style:parent-style-name="Text_20_body" style:list-style-name="L5">
      <style:text-properties officeooo:paragraph-rsid="029b2ea2"/>
    </style:style>
    <style:style style:name="P171" style:family="paragraph" style:parent-style-name="Text_20_body" style:list-style-name="L5">
      <style:text-properties officeooo:rsid="027fc3b1" officeooo:paragraph-rsid="027fc3b1"/>
    </style:style>
    <style:style style:name="P172" style:family="paragraph" style:parent-style-name="Text_20_body" style:list-style-name="L5">
      <style:text-properties officeooo:rsid="028200e2" officeooo:paragraph-rsid="028200e2"/>
    </style:style>
    <style:style style:name="P173" style:family="paragraph" style:parent-style-name="Text_20_body" style:list-style-name="L5">
      <style:text-properties officeooo:rsid="0284dfca" officeooo:paragraph-rsid="0284dfca"/>
    </style:style>
    <style:style style:name="P174" style:family="paragraph" style:parent-style-name="Text_20_body" style:list-style-name="L5">
      <style:text-properties officeooo:rsid="0286f225" officeooo:paragraph-rsid="0286f225"/>
    </style:style>
    <style:style style:name="P175" style:family="paragraph" style:parent-style-name="Text_20_body" style:list-style-name="L5">
      <style:text-properties officeooo:rsid="0287e62e" officeooo:paragraph-rsid="0287e62e"/>
    </style:style>
    <style:style style:name="P176" style:family="paragraph" style:parent-style-name="Text_20_body" style:list-style-name="L5">
      <style:text-properties officeooo:rsid="028867ed" officeooo:paragraph-rsid="028867ed"/>
    </style:style>
    <style:style style:name="P177" style:family="paragraph" style:parent-style-name="Text_20_body" style:list-style-name="L5">
      <style:text-properties officeooo:rsid="028a9695" officeooo:paragraph-rsid="028a9695"/>
    </style:style>
    <style:style style:name="P178" style:family="paragraph" style:parent-style-name="Text_20_body" style:list-style-name="L5">
      <style:text-properties officeooo:rsid="028adbc0" officeooo:paragraph-rsid="028adbc0"/>
    </style:style>
    <style:style style:name="P179" style:family="paragraph" style:parent-style-name="Text_20_body" style:list-style-name="L5">
      <style:text-properties officeooo:rsid="028c65b9" officeooo:paragraph-rsid="028c65b9"/>
    </style:style>
    <style:style style:name="P180" style:family="paragraph" style:parent-style-name="Text_20_body" style:list-style-name="L5">
      <style:text-properties officeooo:rsid="028e87f4" officeooo:paragraph-rsid="028e87f4"/>
    </style:style>
    <style:style style:name="P181" style:family="paragraph" style:parent-style-name="Text_20_body" style:list-style-name="L5">
      <style:text-properties officeooo:rsid="029005f5" officeooo:paragraph-rsid="029005f5"/>
    </style:style>
    <style:style style:name="P182" style:family="paragraph" style:parent-style-name="Text_20_body" style:list-style-name="L5">
      <style:text-properties officeooo:rsid="029173fb" officeooo:paragraph-rsid="029173fb"/>
    </style:style>
    <style:style style:name="P183" style:family="paragraph" style:parent-style-name="Text_20_body" style:list-style-name="L5">
      <style:text-properties officeooo:rsid="029284bb" officeooo:paragraph-rsid="029284bb"/>
    </style:style>
    <style:style style:name="P184" style:family="paragraph" style:parent-style-name="Text_20_body" style:list-style-name="L5">
      <style:text-properties officeooo:rsid="0294593d" officeooo:paragraph-rsid="0294593d"/>
    </style:style>
    <style:style style:name="P185" style:family="paragraph" style:parent-style-name="Text_20_body" style:list-style-name="L5">
      <style:text-properties officeooo:rsid="0296fe7f" officeooo:paragraph-rsid="0296fe7f"/>
    </style:style>
    <style:style style:name="P186" style:family="paragraph" style:parent-style-name="Text_20_body" style:list-style-name="L5">
      <style:text-properties officeooo:rsid="02985860" officeooo:paragraph-rsid="02985860"/>
    </style:style>
    <style:style style:name="P187" style:family="paragraph" style:parent-style-name="Text_20_body" style:list-style-name="L5">
      <style:text-properties officeooo:rsid="029a1994" officeooo:paragraph-rsid="029a1994"/>
    </style:style>
    <style:style style:name="P188" style:family="paragraph" style:parent-style-name="Text_20_body" style:list-style-name="L5">
      <style:text-properties officeooo:rsid="029d4a57" officeooo:paragraph-rsid="029d4a57"/>
    </style:style>
    <style:style style:name="P189" style:family="paragraph" style:parent-style-name="Text_20_body" style:list-style-name="L5">
      <style:text-properties officeooo:rsid="029f28e1" officeooo:paragraph-rsid="029f28e1"/>
    </style:style>
    <style:style style:name="P190" style:family="paragraph" style:parent-style-name="Text_20_body" style:list-style-name="L6">
      <style:text-properties officeooo:rsid="02a1d085" officeooo:paragraph-rsid="02a1d085"/>
    </style:style>
    <style:style style:name="P191" style:family="paragraph" style:parent-style-name="Text_20_body" style:list-style-name="L6">
      <style:text-properties officeooo:rsid="02a1dcf6" officeooo:paragraph-rsid="02a1dcf6"/>
    </style:style>
    <style:style style:name="P192" style:family="paragraph" style:parent-style-name="Text_20_body" style:list-style-name="L6">
      <style:text-properties officeooo:rsid="02a1e68f" officeooo:paragraph-rsid="02a1e68f"/>
    </style:style>
    <style:style style:name="P193" style:family="paragraph" style:parent-style-name="Text_20_body" style:list-style-name="L7">
      <style:text-properties officeooo:rsid="026b7b81" officeooo:paragraph-rsid="02af120f"/>
    </style:style>
    <style:style style:name="P194" style:family="paragraph" style:parent-style-name="Text_20_body" style:list-style-name="L7">
      <style:text-properties officeooo:rsid="026b7b81" officeooo:paragraph-rsid="02afebdf"/>
    </style:style>
    <style:style style:name="P195" style:family="paragraph" style:parent-style-name="Text_20_body" style:list-style-name="L7">
      <style:text-properties officeooo:rsid="026b7b81" officeooo:paragraph-rsid="02b15f44"/>
    </style:style>
    <style:style style:name="P196" style:family="paragraph" style:parent-style-name="Text_20_body" style:list-style-name="L7">
      <style:text-properties officeooo:rsid="02b4868f" officeooo:paragraph-rsid="02b4868f"/>
    </style:style>
    <style:style style:name="P197" style:family="paragraph" style:parent-style-name="Text_20_body" style:list-style-name="L7">
      <style:text-properties officeooo:rsid="02b5fbf9" officeooo:paragraph-rsid="02b5fbf9"/>
    </style:style>
    <style:style style:name="P198" style:family="paragraph" style:parent-style-name="Text_20_body" style:list-style-name="L8">
      <style:text-properties officeooo:rsid="02b838a8" officeooo:paragraph-rsid="02b838a8"/>
    </style:style>
    <style:style style:name="P199" style:family="paragraph" style:parent-style-name="Text_20_body" style:list-style-name="L8">
      <style:text-properties officeooo:rsid="02ba0493" officeooo:paragraph-rsid="02ba0493"/>
    </style:style>
    <style:style style:name="P200" style:family="paragraph" style:parent-style-name="Text_20_body" style:list-style-name="L9">
      <style:text-properties officeooo:rsid="02c16149" officeooo:paragraph-rsid="02c16149"/>
    </style:style>
    <style:style style:name="P201" style:family="paragraph" style:parent-style-name="Text_20_body" style:list-style-name="L10">
      <style:text-properties officeooo:rsid="02c918e9" officeooo:paragraph-rsid="02c918e9"/>
    </style:style>
    <style:style style:name="P202" style:family="paragraph" style:parent-style-name="Text_20_body" style:list-style-name="L10">
      <style:text-properties officeooo:rsid="02c99b91" officeooo:paragraph-rsid="02c99b91"/>
    </style:style>
    <style:style style:name="P203" style:family="paragraph" style:parent-style-name="Text_20_body" style:list-style-name="L10">
      <style:text-properties officeooo:rsid="02cb46a3" officeooo:paragraph-rsid="02cb46a3"/>
    </style:style>
    <style:style style:name="P204" style:family="paragraph" style:parent-style-name="Text_20_body" style:list-style-name="L11">
      <style:text-properties officeooo:rsid="02d72812" officeooo:paragraph-rsid="02d72812"/>
    </style:style>
    <style:style style:name="P205" style:family="paragraph" style:parent-style-name="Text_20_body" style:list-style-name="L11">
      <style:text-properties officeooo:rsid="02d74253" officeooo:paragraph-rsid="02d74253"/>
    </style:style>
    <style:style style:name="P206" style:family="paragraph" style:parent-style-name="Text_20_body" style:list-style-name="L12">
      <style:text-properties officeooo:rsid="02da50f8" officeooo:paragraph-rsid="02da50f8"/>
    </style:style>
    <style:style style:name="P207" style:family="paragraph" style:parent-style-name="Text_20_body" style:list-style-name="L12">
      <style:text-properties officeooo:rsid="02da7c7a" officeooo:paragraph-rsid="02da7c7a"/>
    </style:style>
    <style:style style:name="P208" style:family="paragraph" style:parent-style-name="Text_20_body" style:list-style-name="L12">
      <style:text-properties officeooo:rsid="02daabfb" officeooo:paragraph-rsid="02daabfb"/>
    </style:style>
    <style:style style:name="P209" style:family="paragraph" style:parent-style-name="Text_20_body" style:list-style-name="L12">
      <style:text-properties officeooo:rsid="02dd9f74" officeooo:paragraph-rsid="02dd9f74"/>
    </style:style>
    <style:style style:name="P210" style:family="paragraph" style:parent-style-name="Text_20_body" style:list-style-name="L12">
      <style:text-properties officeooo:rsid="02df871b" officeooo:paragraph-rsid="02df871b"/>
    </style:style>
    <style:style style:name="P211" style:family="paragraph" style:parent-style-name="Text_20_body" style:list-style-name="L12">
      <style:text-properties officeooo:rsid="02e0ff94" officeooo:paragraph-rsid="02e0ff94"/>
    </style:style>
    <style:style style:name="P212" style:family="paragraph" style:parent-style-name="Text_20_body" style:list-style-name="L12">
      <style:text-properties officeooo:rsid="02e041e4" officeooo:paragraph-rsid="02e041e4"/>
    </style:style>
    <style:style style:name="P213" style:family="paragraph" style:parent-style-name="Text_20_body" style:list-style-name="L13">
      <style:text-properties officeooo:paragraph-rsid="02e550c2"/>
    </style:style>
    <style:style style:name="P214" style:family="paragraph" style:parent-style-name="Text_20_body" style:list-style-name="L13">
      <style:text-properties officeooo:rsid="02e5287a" officeooo:paragraph-rsid="02e5287a"/>
    </style:style>
    <style:style style:name="P215" style:family="paragraph" style:parent-style-name="Text_20_body" style:list-style-name="L13">
      <style:paragraph-properties>
        <style:tab-stops>
          <style:tab-stop style:position="14.076cm"/>
        </style:tab-stops>
      </style:paragraph-properties>
      <style:text-properties officeooo:rsid="02e5287a" officeooo:paragraph-rsid="02e5287a"/>
    </style:style>
    <style:style style:name="P216" style:family="paragraph" style:parent-style-name="Text_20_body" style:list-style-name="L13">
      <style:text-properties officeooo:rsid="02e57f42" officeooo:paragraph-rsid="02e57f42"/>
    </style:style>
    <style:style style:name="P217" style:family="paragraph" style:parent-style-name="Text_20_body" style:list-style-name="L14">
      <style:text-properties officeooo:rsid="02f4f949" officeooo:paragraph-rsid="02f4f949"/>
    </style:style>
    <style:style style:name="P218" style:family="paragraph" style:parent-style-name="Text_20_body" style:list-style-name="L14">
      <style:text-properties officeooo:rsid="02f5b4ba" officeooo:paragraph-rsid="02f5b4ba"/>
    </style:style>
    <style:style style:name="P219" style:family="paragraph" style:parent-style-name="Text_20_body" style:list-style-name="L15">
      <style:text-properties officeooo:paragraph-rsid="02f7e881"/>
    </style:style>
    <style:style style:name="P220" style:family="paragraph" style:parent-style-name="Text_20_body" style:list-style-name="L16">
      <style:text-properties officeooo:rsid="03017e32" officeooo:paragraph-rsid="03017e32"/>
    </style:style>
    <style:style style:name="P221" style:family="paragraph" style:parent-style-name="Text_20_body" style:list-style-name="L17">
      <style:text-properties officeooo:rsid="02e7ec1b" officeooo:paragraph-rsid="03051833"/>
    </style:style>
    <style:style style:name="P222" style:family="paragraph" style:parent-style-name="Text_20_body" style:list-style-name="L17">
      <style:text-properties officeooo:rsid="02e7ec1b" officeooo:paragraph-rsid="03087093"/>
    </style:style>
    <style:style style:name="P223" style:family="paragraph" style:parent-style-name="Text_20_body" style:list-style-name="L17">
      <style:text-properties officeooo:rsid="02e7ec1b" officeooo:paragraph-rsid="030bb811"/>
    </style:style>
    <style:style style:name="P224" style:family="paragraph" style:parent-style-name="Text_20_body" style:list-style-name="L17">
      <style:text-properties officeooo:rsid="02e7ec1b" officeooo:paragraph-rsid="03120e21"/>
    </style:style>
    <style:style style:name="P225" style:family="paragraph" style:parent-style-name="Text_20_body" style:list-style-name="L17">
      <style:text-properties officeooo:rsid="0313866f" officeooo:paragraph-rsid="0313866f"/>
    </style:style>
    <style:style style:name="P226" style:family="paragraph" style:parent-style-name="Text_20_body" style:list-style-name="L17">
      <style:text-properties officeooo:rsid="03142c6d" officeooo:paragraph-rsid="03142c6d"/>
    </style:style>
    <style:style style:name="P227" style:family="paragraph" style:parent-style-name="Text_20_body" style:list-style-name="L18">
      <style:text-properties officeooo:rsid="03284079" officeooo:paragraph-rsid="03284079"/>
    </style:style>
    <style:style style:name="P228" style:family="paragraph" style:parent-style-name="Text_20_body" style:list-style-name="L19">
      <style:text-properties officeooo:rsid="03549fc7" officeooo:paragraph-rsid="03549fc7"/>
    </style:style>
    <style:style style:name="P229" style:family="paragraph" style:parent-style-name="Text_20_body">
      <style:text-properties officeooo:rsid="035ba46e" officeooo:paragraph-rsid="035ba46e"/>
    </style:style>
    <style:style style:name="P230" style:family="paragraph" style:parent-style-name="Text_20_body">
      <style:text-properties officeooo:rsid="035bac53" officeooo:paragraph-rsid="035bac53"/>
    </style:style>
    <style:style style:name="P231" style:family="paragraph" style:parent-style-name="Text_20_body">
      <style:text-properties officeooo:rsid="035fa5a2" officeooo:paragraph-rsid="035fa5a2"/>
    </style:style>
    <style:style style:name="P232" style:family="paragraph" style:parent-style-name="Text_20_body" style:list-style-name="L20">
      <style:text-properties officeooo:rsid="035fa5a2" officeooo:paragraph-rsid="035fa5a2"/>
    </style:style>
    <style:style style:name="P233" style:family="paragraph" style:parent-style-name="Text_20_body" style:list-style-name="L20">
      <style:text-properties officeooo:paragraph-rsid="035fa5a2"/>
    </style:style>
    <style:style style:name="P234" style:family="paragraph" style:parent-style-name="Text_20_body">
      <style:text-properties officeooo:rsid="0366ebef" officeooo:paragraph-rsid="035fa5a2"/>
    </style:style>
    <style:style style:name="P235" style:family="paragraph" style:parent-style-name="Heading_20_1" style:master-page-name="Standard">
      <style:paragraph-properties style:page-number="auto"/>
      <style:text-properties officeooo:rsid="0252d207" officeooo:paragraph-rsid="0252d207"/>
    </style:style>
    <style:style style:name="P236" style:family="paragraph" style:parent-style-name="Heading_20_1">
      <style:text-properties officeooo:rsid="035ba46e"/>
    </style:style>
    <style:style style:name="P237" style:family="paragraph" style:parent-style-name="Heading_20_2">
      <style:text-properties officeooo:rsid="0278300a"/>
    </style:style>
    <style:style style:name="P238" style:family="paragraph" style:parent-style-name="Heading_20_2">
      <style:text-properties officeooo:rsid="02c470cf"/>
    </style:style>
    <style:style style:name="P239" style:family="paragraph" style:parent-style-name="Heading_20_2">
      <style:text-properties officeooo:rsid="02c918e9"/>
    </style:style>
    <style:style style:name="T1" style:family="text">
      <style:text-properties officeooo:rsid="0259f22a"/>
    </style:style>
    <style:style style:name="T2" style:family="text">
      <style:text-properties officeooo:rsid="025ad0bc"/>
    </style:style>
    <style:style style:name="T3" style:family="text">
      <style:text-properties officeooo:rsid="025b31af"/>
    </style:style>
    <style:style style:name="T4" style:family="text">
      <style:text-properties officeooo:rsid="025c2985"/>
    </style:style>
    <style:style style:name="T5" style:family="text">
      <style:text-properties officeooo:rsid="025c2db3"/>
    </style:style>
    <style:style style:name="T6" style:family="text">
      <style:text-properties officeooo:rsid="025c2f71"/>
    </style:style>
    <style:style style:name="T7" style:family="text">
      <style:text-properties officeooo:rsid="025c723d"/>
    </style:style>
    <style:style style:name="T8" style:family="text">
      <style:text-properties officeooo:rsid="025de63d"/>
    </style:style>
    <style:style style:name="T9" style:family="text">
      <style:text-properties officeooo:rsid="025e57dc"/>
    </style:style>
    <style:style style:name="T10" style:family="text">
      <style:text-properties officeooo:rsid="025eb7b1"/>
    </style:style>
    <style:style style:name="T11" style:family="text">
      <style:text-properties officeooo:rsid="02648336"/>
    </style:style>
    <style:style style:name="T12" style:family="text">
      <style:text-properties officeooo:rsid="0264d1d1"/>
    </style:style>
    <style:style style:name="T13" style:family="text">
      <style:text-properties officeooo:rsid="026e5b5c"/>
    </style:style>
    <style:style style:name="T14" style:family="text">
      <style:text-properties officeooo:rsid="026fd485"/>
    </style:style>
    <style:style style:name="T15" style:family="text">
      <style:text-properties officeooo:rsid="0270ff3f"/>
    </style:style>
    <style:style style:name="T16" style:family="text">
      <style:text-properties officeooo:rsid="0271666c"/>
    </style:style>
    <style:style style:name="T17" style:family="text">
      <style:text-properties officeooo:rsid="02726cab"/>
    </style:style>
    <style:style style:name="T18" style:family="text">
      <style:text-properties officeooo:rsid="02750be5"/>
    </style:style>
    <style:style style:name="T19" style:family="text">
      <style:text-properties officeooo:rsid="0276a654"/>
    </style:style>
    <style:style style:name="T20" style:family="text">
      <style:text-properties officeooo:rsid="027ae23d"/>
    </style:style>
    <style:style style:name="T21" style:family="text">
      <style:text-properties officeooo:rsid="027fc3b1"/>
    </style:style>
    <style:style style:name="T22" style:family="text">
      <style:text-properties officeooo:rsid="028200e2"/>
    </style:style>
    <style:style style:name="T23" style:family="text">
      <style:text-properties officeooo:rsid="028369c1"/>
    </style:style>
    <style:style style:name="T24" style:family="text">
      <style:text-properties officeooo:rsid="0284dfca"/>
    </style:style>
    <style:style style:name="T25" style:family="text">
      <style:text-properties officeooo:rsid="02853bc1"/>
    </style:style>
    <style:style style:name="T26" style:family="text">
      <style:text-properties officeooo:rsid="0286f068"/>
    </style:style>
    <style:style style:name="T27" style:family="text">
      <style:text-properties officeooo:rsid="028adbc0"/>
    </style:style>
    <style:style style:name="T28" style:family="text">
      <style:text-properties officeooo:rsid="028c65b9"/>
    </style:style>
    <style:style style:name="T29" style:family="text">
      <style:text-properties officeooo:rsid="0293fc26"/>
    </style:style>
    <style:style style:name="T30" style:family="text">
      <style:text-properties officeooo:rsid="02951afd"/>
    </style:style>
    <style:style style:name="T31" style:family="text">
      <style:text-properties officeooo:rsid="029a1994"/>
    </style:style>
    <style:style style:name="T32" style:family="text">
      <style:text-properties officeooo:rsid="029a60e8"/>
    </style:style>
    <style:style style:name="T33" style:family="text">
      <style:text-properties officeooo:rsid="029b2ea2"/>
    </style:style>
    <style:style style:name="T34" style:family="text">
      <style:text-properties officeooo:rsid="029c8605"/>
    </style:style>
    <style:style style:name="T35" style:family="text">
      <style:text-properties officeooo:rsid="02a3e261"/>
    </style:style>
    <style:style style:name="T36" style:family="text">
      <style:text-properties officeooo:rsid="02a4ac18"/>
    </style:style>
    <style:style style:name="T37" style:family="text">
      <style:text-properties officeooo:rsid="02aa51f5"/>
    </style:style>
    <style:style style:name="T38" style:family="text">
      <style:text-properties officeooo:rsid="02abf0f4"/>
    </style:style>
    <style:style style:name="T39" style:family="text">
      <style:text-properties officeooo:rsid="02af120f"/>
    </style:style>
    <style:style style:name="T40" style:family="text">
      <style:text-properties officeooo:rsid="02afebdf"/>
    </style:style>
    <style:style style:name="T41" style:family="text">
      <style:text-properties officeooo:rsid="02b15f44"/>
    </style:style>
    <style:style style:name="T42" style:family="text">
      <style:text-properties officeooo:rsid="02b1fee7"/>
    </style:style>
    <style:style style:name="T43" style:family="text">
      <style:text-properties officeooo:rsid="02b2a342"/>
    </style:style>
    <style:style style:name="T44" style:family="text">
      <style:text-properties officeooo:rsid="02b4868f"/>
    </style:style>
    <style:style style:name="T45" style:family="text">
      <style:text-properties officeooo:rsid="02ba9488"/>
    </style:style>
    <style:style style:name="T46" style:family="text">
      <style:text-properties officeooo:rsid="02bb91ed"/>
    </style:style>
    <style:style style:name="T47" style:family="text">
      <style:text-properties officeooo:rsid="02c58a02"/>
    </style:style>
    <style:style style:name="T48" style:family="text">
      <style:text-properties officeooo:rsid="02c7187a"/>
    </style:style>
    <style:style style:name="T49" style:family="text">
      <style:text-properties officeooo:rsid="02c80990"/>
    </style:style>
    <style:style style:name="T50" style:family="text">
      <style:text-properties officeooo:rsid="02d2a991"/>
    </style:style>
    <style:style style:name="T51" style:family="text">
      <style:text-properties officeooo:rsid="02d3fdff"/>
    </style:style>
    <style:style style:name="T52" style:family="text">
      <style:text-properties officeooo:rsid="02e3fe8d"/>
    </style:style>
    <style:style style:name="T53" style:family="text">
      <style:text-properties officeooo:rsid="02e4d37a"/>
    </style:style>
    <style:style style:name="T54" style:family="text">
      <style:text-properties officeooo:rsid="02e550c2"/>
    </style:style>
    <style:style style:name="T55" style:family="text">
      <style:text-properties officeooo:rsid="02e57f42"/>
    </style:style>
    <style:style style:name="T56" style:family="text">
      <style:text-properties officeooo:rsid="02e86873"/>
    </style:style>
    <style:style style:name="T57" style:family="text">
      <style:text-properties officeooo:rsid="02ea2968"/>
    </style:style>
    <style:style style:name="T58" style:family="text">
      <style:text-properties officeooo:rsid="02eb29c9"/>
    </style:style>
    <style:style style:name="T59" style:family="text">
      <style:text-properties officeooo:rsid="02ec74c2"/>
    </style:style>
    <style:style style:name="T60" style:family="text">
      <style:text-properties officeooo:rsid="02ed0838"/>
    </style:style>
    <style:style style:name="T61" style:family="text">
      <style:text-properties officeooo:rsid="02eea35b"/>
    </style:style>
    <style:style style:name="T62" style:family="text">
      <style:text-properties officeooo:rsid="02ef0ebb"/>
    </style:style>
    <style:style style:name="T63" style:family="text">
      <style:text-properties officeooo:rsid="02efe8ca"/>
    </style:style>
    <style:style style:name="T64" style:family="text">
      <style:text-properties officeooo:rsid="02f0f819"/>
    </style:style>
    <style:style style:name="T65" style:family="text">
      <style:text-properties officeooo:rsid="02f296fe"/>
    </style:style>
    <style:style style:name="T66" style:family="text">
      <style:text-properties officeooo:rsid="02f7e881"/>
    </style:style>
    <style:style style:name="T67" style:family="text">
      <style:text-properties officeooo:rsid="02fa27bd"/>
    </style:style>
    <style:style style:name="T68" style:family="text">
      <style:text-properties officeooo:rsid="02fb47c1"/>
    </style:style>
    <style:style style:name="T69" style:family="text">
      <style:text-properties officeooo:rsid="02fc2b17"/>
    </style:style>
    <style:style style:name="T70" style:family="text">
      <style:text-properties officeooo:rsid="02fdb47b"/>
    </style:style>
    <style:style style:name="T71" style:family="text">
      <style:text-properties officeooo:rsid="02fdecd3"/>
    </style:style>
    <style:style style:name="T72" style:family="text">
      <style:text-properties officeooo:rsid="02ffb20c"/>
    </style:style>
    <style:style style:name="T73" style:family="text">
      <style:text-properties officeooo:rsid="0300b44f"/>
    </style:style>
    <style:style style:name="T74" style:family="text">
      <style:text-properties officeooo:rsid="03036ca7"/>
    </style:style>
    <style:style style:name="T75" style:family="text">
      <style:text-properties officeooo:rsid="030497b1"/>
    </style:style>
    <style:style style:name="T76" style:family="text">
      <style:text-properties officeooo:rsid="03051833"/>
    </style:style>
    <style:style style:name="T77" style:family="text">
      <style:text-properties officeooo:rsid="03067d3d"/>
    </style:style>
    <style:style style:name="T78" style:family="text">
      <style:text-properties officeooo:rsid="03087093"/>
    </style:style>
    <style:style style:name="T79" style:family="text">
      <style:text-properties officeooo:rsid="0309d765"/>
    </style:style>
    <style:style style:name="T80" style:family="text">
      <style:text-properties officeooo:rsid="030bb811"/>
    </style:style>
    <style:style style:name="T81" style:family="text">
      <style:text-properties officeooo:rsid="030d4bf7"/>
    </style:style>
    <style:style style:name="T82" style:family="text">
      <style:text-properties officeooo:rsid="030e5cee"/>
    </style:style>
    <style:style style:name="T83" style:family="text">
      <style:text-properties officeooo:rsid="030f933a"/>
    </style:style>
    <style:style style:name="T84" style:family="text">
      <style:text-properties officeooo:rsid="03120e21"/>
    </style:style>
    <style:style style:name="T85" style:family="text">
      <style:text-properties officeooo:rsid="031247d1"/>
    </style:style>
    <style:style style:name="T86" style:family="text">
      <style:text-properties officeooo:rsid="031b107f"/>
    </style:style>
    <style:style style:name="T87" style:family="text">
      <style:text-properties officeooo:rsid="0322ba73"/>
    </style:style>
    <style:style style:name="T88" style:family="text">
      <style:text-properties officeooo:rsid="0322f704"/>
    </style:style>
    <style:style style:name="T89" style:family="text">
      <style:text-properties officeooo:rsid="03255620"/>
    </style:style>
    <style:style style:name="T90" style:family="text">
      <style:text-properties officeooo:rsid="0325c80c"/>
    </style:style>
    <style:style style:name="T91" style:family="text">
      <style:text-properties officeooo:rsid="0325eaae"/>
    </style:style>
    <style:style style:name="T92" style:family="text">
      <style:text-properties officeooo:rsid="03262312"/>
    </style:style>
    <style:style style:name="T93" style:family="text">
      <style:text-properties officeooo:rsid="0332a20a"/>
    </style:style>
    <style:style style:name="T94" style:family="text">
      <style:text-properties officeooo:rsid="0334705e"/>
    </style:style>
    <style:style style:name="T95" style:family="text">
      <style:text-properties officeooo:rsid="033883a1"/>
    </style:style>
    <style:style style:name="T96" style:family="text">
      <style:text-properties officeooo:rsid="0339958b"/>
    </style:style>
    <style:style style:name="T97" style:family="text">
      <style:text-properties officeooo:rsid="033a69cd"/>
    </style:style>
    <style:style style:name="T98" style:family="text">
      <style:text-properties officeooo:rsid="033bc32d"/>
    </style:style>
    <style:style style:name="T99" style:family="text">
      <style:text-properties officeooo:rsid="033cb073"/>
    </style:style>
    <style:style style:name="T100" style:family="text">
      <style:text-properties officeooo:rsid="033dc581"/>
    </style:style>
    <style:style style:name="T101" style:family="text">
      <style:text-properties officeooo:rsid="034068b0"/>
    </style:style>
    <style:style style:name="T102" style:family="text">
      <style:text-properties officeooo:rsid="03415c78"/>
    </style:style>
    <style:style style:name="T103" style:family="text">
      <style:text-properties officeooo:rsid="034310b0"/>
    </style:style>
    <style:style style:name="T104" style:family="text">
      <style:text-properties officeooo:rsid="0343d3d2"/>
    </style:style>
    <style:style style:name="T105" style:family="text">
      <style:text-properties officeooo:rsid="034761c7"/>
    </style:style>
    <style:style style:name="T106" style:family="text">
      <style:text-properties officeooo:rsid="0347f40b"/>
    </style:style>
    <style:style style:name="T107" style:family="text">
      <style:text-properties officeooo:rsid="034948ee"/>
    </style:style>
    <style:style style:name="T108" style:family="text">
      <style:text-properties officeooo:rsid="034e93ef"/>
    </style:style>
    <style:style style:name="T109" style:family="text">
      <style:text-properties officeooo:rsid="03501cc1"/>
    </style:style>
    <style:style style:name="T110" style:family="text">
      <style:text-properties officeooo:rsid="0351bdec"/>
    </style:style>
    <style:style style:name="T111" style:family="text">
      <style:text-properties officeooo:rsid="03531eef"/>
    </style:style>
    <style:style style:name="T112" style:family="text">
      <style:text-properties officeooo:rsid="035359c8"/>
    </style:style>
    <style:style style:name="T113" style:family="text">
      <style:text-properties officeooo:rsid="03549fc7"/>
    </style:style>
    <style:style style:name="T114" style:family="text">
      <style:text-properties officeooo:rsid="0355dd92"/>
    </style:style>
    <style:style style:name="T115" style:family="text">
      <style:text-properties officeooo:rsid="035d2f31"/>
    </style:style>
    <style:style style:name="T116" style:family="text">
      <style:text-properties officeooo:rsid="035ede9d"/>
    </style:style>
    <style:style style:name="T117" style:family="text">
      <style:text-properties officeooo:rsid="035fa5a2"/>
    </style:style>
    <style:style style:name="T118" style:family="text">
      <style:text-properties officeooo:rsid="03605a09"/>
    </style:style>
    <style:style style:name="T119" style:family="text">
      <style:text-properties officeooo:rsid="036127f5"/>
    </style:style>
    <style:style style:name="T120" style:family="text">
      <style:text-properties officeooo:rsid="0364d239"/>
    </style:style>
    <style:style style:name="T121" style:family="text">
      <style:text-properties officeooo:rsid="03651feb"/>
    </style:style>
    <style:style style:name="T122" style:family="text">
      <style:text-properties officeooo:rsid="0366ebef"/>
    </style:style>
    <style:style style:name="T123" style:family="text">
      <style:text-properties officeooo:rsid="0369c37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04cm" fo:text-indent="-0.635cm" fo:margin-left="1.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9cm" fo:text-indent="-0.635cm" fo:margin-left="2.0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4cm" fo:text-indent="-0.635cm" fo:margin-left="2.6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9cm" fo:text-indent="-0.635cm" fo:margin-left="3.3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4cm" fo:text-indent="-0.635cm" fo:margin-left="3.9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9cm" fo:text-indent="-0.635cm" fo:margin-left="4.5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4cm" fo:text-indent="-0.635cm" fo:margin-left="5.2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9cm" fo:text-indent="-0.635cm" fo:margin-left="5.8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4cm" fo:text-indent="-0.635cm" fo:margin-left="6.4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9cm" fo:text-indent="-0.635cm" fo:margin-left="7.119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5" text:outline-level="1">Экономика малого предпринимательства</text:h>
      <text:p text:style-name="P4"/>
      <text:h text:style-name="P144" text:outline-level="1">Как выбрать тематику инфо-бизнеса?</text:h>
      <text:p text:style-name="P5">Почему хотят создавать бизнес? Потому что не нашли работу для себя.</text:p>
      <text:p text:style-name="P6">С чего начать? Нужно выбрать тему.</text:p>
      <text:p text:style-name="P7">Про что он будет??</text:p>
      <text:p text:style-name="P8">Хобби? Программирование.</text:p>
      <text:p text:style-name="P9">Что сделал много раз? На автомате и без усилий могу делать. Писать на Java, C++, ну и мб на баше немного.</text:p>
      <text:p text:style-name="P1"><text:span text:style-name="T1">Сделал ли что-то выдающееся: Ага, на Java в основном. </text:span><text:span text:style-name="T2">Да и вообще победитель по жизни, постоянно выигрываю! (Потому что цели не такие уж и сложные)</text:span></text:p>
      <text:p text:style-name="P2"><text:span text:style-name="T2">Что умею делать такое, что не умеют мои знакомые? </text:span><text:span text:style-name="T3">Видеть систему в полном масштабе. </text:span><text:span text:style-name="T4">Умение планировать. Потому что я Бэтмен.</text:span></text:p>
      <text:p text:style-name="P3"><text:span text:style-name="T5">Темы, на которые могу долго рассуждать? Проектирование, стандарты, </text:span><text:span text:style-name="T6">оптимальность ещё.</text:span></text:p>
      <text:p text:style-name="P10">Как их сделать продаваемыми?</text:p>
      <text:list xml:id="list7201879547166369135" text:style-name="L1">
        <text:list-item>
          <text:p text:style-name="P151"><text:span text:style-name="T7">Подобрать теги к каждой теме. </text:span><text:span text:style-name="T8">(какие ключевые слова ввёл бы человек, если бы хотел это найти?)</text:span></text:p>
        </text:list-item>
        <text:list-item>
          <text:p text:style-name="P152"><text:span text:style-name="T9">Убираем те запросы, по которым наименьшее количество людей ищет что-то. </text:span><text:span text:style-name="T10">Первую десятку сохраняем</text:span></text:p>
        </text:list-item>
        <text:list-item>
          <text:p text:style-name="P153">Оставшиеся ключевые слова гуглим с добавлением форум. Ну и ищем самые горячие темы. Самые неинтересные темы убираем.</text:p>
        </text:list-item>
        <text:list-item>
          <text:p text:style-name="P154">Поискать на серверах бесплатных рассылок (RSS) те, где больше всего по данным ключевым словам. Снова пару убрать.</text:p>
        </text:list-item>
        <text:list-item>
          <text:p text:style-name="P155">Оставшиеся просто гуглим, и смотрим конкурентов</text:p>
        </text:list-item>
        <text:list-item>
          <text:p text:style-name="P156">В итоге оставили популярную слабоконкуррентную тему.</text:p>
        </text:list-item>
      </text:list>
      <text:p text:style-name="P11"/>
      <text:p text:style-name="P11"/>
      <text:p text:style-name="P12"><text:span text:style-name="T11">Ответы на вопросы </text:span><text:span text:style-name="T12">кратко к следующей паре: </text:span></text:p>
      <text:list xml:id="list1257503773294649408" text:style-name="L2">
        <text:list-item>
          <text:p text:style-name="P157">что такое предпринимательство ?</text:p>
        </text:list-item>
        <text:list-item>
          <text:p text:style-name="P157">сущность предпринимательства</text:p>
        </text:list-item>
        <text:list-item>
          <text:p text:style-name="P157">особенности предпринимательства</text:p>
        </text:list-item>
        <text:list-item>
          <text:p text:style-name="P157">функции предпринимательства</text:p>
        </text:list-item>
      </text:list>
      <text:p text:style-name="P13"/>
      <text:p text:style-name="P13"/>
      <text:p text:style-name="P13"/>
      <text:h text:style-name="P145" text:outline-level="1"><text:soft-page-break/>Личность успешного предпринимателя</text:h>
      <text:p text:style-name="P17">Взято из тренинга «Как началь свой бизнес».</text:p>
      <text:p text:style-name="P14"><text:span text:style-name="T13">Сможете ли вы управлять предприятием? </text:span><text:span text:style-name="T14">Нужна способность справляться с неизбежными проблемами, жертвами и испытаниями. Потребуется самодисциплина, готовность напряжённо работать неограниченное время и без надежды на немедленное получение прибыли. </text:span><text:span text:style-name="T15">Отказ от отпусков и постоянная работа по ночам и выходным.</text:span></text:p>
      <text:p text:style-name="P18">Чтобы начать дело, нужно быть уверенным своих деловых качествах.</text:p>
      <text:p text:style-name="P19">Если желание начать бизнес – не приходящий интерес., нужно ответить на вопросы: </text:p>
      <text:list xml:id="list3354971486857268835" text:style-name="L3">
        <text:list-item>
          <text:p text:style-name="P158"><text:span text:style-name="T17">К</text:span><text:span text:style-name="T16">акие необходимы деловые качества, знания, опыт?</text:span></text:p>
        </text:list-item>
        <text:list-item>
          <text:p text:style-name="P159">Какими обладаю я?</text:p>
          <text:list>
            <text:list-item>
              <text:p text:style-name="P160">А какие качества твои испортить всё могут?</text:p>
            </text:list-item>
          </text:list>
        </text:list-item>
        <text:list-item>
          <text:p text:style-name="P161">На какие жертвы нужно пойти будет, и на какие готовы пойти?</text:p>
        </text:list-item>
      </text:list>
      <text:p text:style-name="P20"/>
      <text:p text:style-name="P21">Рабочая таблица 1.</text:p>
      <text:p text:style-name="P21">Пишем : я, владелец небольшой фирмы, хочу создать действенную управленческую команду. Какие навыки имеют первостепенную важность?</text:p>
      <text:list xml:id="list8956646012449550746" text:style-name="L4">
        <text:list-item>
          <text:p text:style-name="P163">Опыт</text:p>
        </text:list-item>
        <text:list-item>
          <text:p text:style-name="P163">Усидчивость</text:p>
        </text:list-item>
        <text:list-item>
          <text:p text:style-name="P162"><text:span text:style-name="T19">С</text:span><text:span text:style-name="T18">покойствие</text:span></text:p>
        </text:list-item>
        <text:list-item>
          <text:p text:style-name="P163">Рассудительность</text:p>
        </text:list-item>
        <text:list-item>
          <text:p text:style-name="P164">Умение структурировать данные.</text:p>
        </text:list-item>
        <text:list-item>
          <text:p text:style-name="P164">Как минимум 1-2 нестандартных человека.</text:p>
        </text:list-item>
      </text:list>
      <text:p text:style-name="P22"/>
      <text:h text:style-name="P237" text:outline-level="2">Оценка основных деловых навыков.</text:h>
      <text:p text:style-name="P22">Дефицит навыков <text:s/>предпринимателя – то, чего нам не хватает до идеала.</text:p>
      <text:p text:style-name="P23">Многие понимают, что есть дефицит, далеко не сразу. Полгода-год.</text:p>
      <text:p text:style-name="P15"><text:span text:style-name="T20">В малом бизнесе необходимы навыки управления </text:span><text:span text:style-name="T21">предприятием</text:span><text:span text:style-name="T20">, сбыта, управления финансами, бухучёт, управление персоналом, рекламная деятельность и связь с общественностью.</text:span></text:p>
      <text:p text:style-name="P24"/>
      <text:p text:style-name="P25">Рабочая таблица 2.</text:p>
      <text:p text:style-name="P26">Пятибальная шкала. (0-5)</text:p>
      <text:list xml:id="list5419559984197336936" text:style-name="L5">
        <text:list-item>
          <text:p text:style-name="P171">Управление предприятием</text:p>
          <text:list>
            <text:list-item>
              <text:p text:style-name="P171">Управлял ли проектом\предприятием? Да. 5</text:p>
              <text:list>
                <text:list-item>
                  <text:p text:style-name="P172">Нравилось ли мне? 3</text:p>
                </text:list-item>
              </text:list>
            </text:list-item>
            <text:list-item>
              <text:p text:style-name="P172"><text:soft-page-break/>Отвечал ли за какой-то проект на работе? Да, 5</text:p>
              <text:list>
                <text:list-item>
                  <text:p text:style-name="P165"><text:span text:style-name="T22">Навык: мотивация других </text:span><text:span text:style-name="T26">2</text:span></text:p>
                </text:list-item>
                <text:list-item>
                  <text:p text:style-name="P172">умение вести переговоры 5</text:p>
                </text:list-item>
                <text:list-item>
                  <text:p text:style-name="P172">навыки консультирования и обучения 5</text:p>
                </text:list-item>
                <text:list-item>
                  <text:p text:style-name="P165"><text:span text:style-name="T22">делегирование полномочия другим </text:span><text:span text:style-name="T26">2</text:span><text:span text:style-name="T22"> </text:span><text:span text:style-name="T23">(передача + контроль)</text:span></text:p>
                </text:list-item>
                <text:list-item>
                  <text:p text:style-name="P173">способность оценивать производительность труда. 4</text:p>
                </text:list-item>
                <text:list-item>
                  <text:p text:style-name="P173">способность принимать решения 5</text:p>
                </text:list-item>
                <text:list-item>
                  <text:p text:style-name="P166"><text:span text:style-name="T24">умение определять приоритеты при наличии нескольких вариантов для действия </text:span><text:span text:style-name="T25">4</text:span></text:p>
                </text:list-item>
                <text:list-item>
                  <text:p text:style-name="P173">навыки сбора информации 5</text:p>
                </text:list-item>
              </text:list>
            </text:list-item>
          </text:list>
        </text:list-item>
        <text:list-item>
          <text:p text:style-name="P174">Навыки в области сбыта.</text:p>
          <text:list>
            <text:list-item>
              <text:p text:style-name="P174">Есть ли подготовка в области? 0</text:p>
            </text:list-item>
            <text:list-item>
              <text:p text:style-name="P174">Занимались ли продажей? 0</text:p>
              <text:list>
                <text:list-item>
                  <text:p text:style-name="P175">Нравилось? 0</text:p>
                </text:list-item>
              </text:list>
            </text:list-item>
            <text:list-item>
              <text:p text:style-name="P176">Думал ли о том, как реагировать на отказ клиента от покупки? 3</text:p>
            </text:list-item>
            <text:list-item>
              <text:p text:style-name="P177">Ваша зп была связана с результатами работы? </text:p>
            </text:list-item>
            <text:list-item>
              <text:p text:style-name="P178">Снова оценим навыки по 5-бальной шкале.</text:p>
            </text:list-item>
          </text:list>
        </text:list-item>
        <text:list-item>
          <text:p text:style-name="P178">Навыки финансовой деятельности.</text:p>
          <text:list>
            <text:list-item>
              <text:p text:style-name="P178">Есть ли подготовка в планировании и управлении средств? 5</text:p>
            </text:list-item>
            <text:list-item>
              <text:p text:style-name="P167"><text:span text:style-name="T27">Составляли ли бизнес-план? </text:span><text:span text:style-name="T28">3</text:span></text:p>
            </text:list-item>
            <text:list-item>
              <text:p text:style-name="P167"><text:span text:style-name="T27">Знаю ли, что в него входит? </text:span><text:span text:style-name="T28">3</text:span></text:p>
            </text:list-item>
            <text:list-item>
              <text:p text:style-name="P167"><text:span text:style-name="T27">Отвечал ли за подготовку и исполнение бюджета? </text:span><text:span text:style-name="T28">3</text:span></text:p>
            </text:list-item>
            <text:list-item>
              <text:p text:style-name="P179">Знаю ли, как предприятие функционирует и делает деньги? 3</text:p>
            </text:list-item>
            <text:list-item>
              <text:p text:style-name="P179">Имел ли дело с распределением финансов, отчётами, прогнозами потока денег и тд? 4</text:p>
            </text:list-item>
            <text:list-item>
              <text:p text:style-name="P180">Смогу ли справиться с финансовыми трудностями? 5</text:p>
            </text:list-item>
            <text:list-item>
              <text:p text:style-name="P180">Приходилось ли пользоваться крупной ссудой? 0</text:p>
            </text:list-item>
            <text:list-item>
              <text:p text:style-name="P181">Знаю ли о налогах и процедуре налогообложения? 2</text:p>
            </text:list-item>
            <text:list-item>
              <text:p text:style-name="P182">Оценить по 5-бальной шкале.</text:p>
            </text:list-item>
          </text:list>
        </text:list-item>
        <text:list-item>
          <text:p text:style-name="P183">Бухучёт</text:p>
          <text:list>
            <text:list-item>
              <text:p text:style-name="P183">Есть ли опыт ведения финансовых учётных документов? 0</text:p>
            </text:list-item>
            <text:list-item>
              <text:p text:style-name="P183">Есть ли подготовка на курсах? 4</text:p>
            </text:list-item>
          </text:list>
        </text:list-item>
        <text:list-item>
          <text:p text:style-name="P183">Управление людьми</text:p>
          <text:list>
            <text:list-item>
              <text:p text:style-name="P183">Есть ли необходимость нанимать кого-то для работы на вашем предприятии? 5</text:p>
            </text:list-item>
            <text:list-item>
              <text:p text:style-name="P168"><text:span text:style-name="T29">Принимал ли участие в процессе набора и увольнения штата? </text:span><text:span text:style-name="T30">4</text:span></text:p>
            </text:list-item>
            <text:list-item>
              <text:p text:style-name="P184">Есть ли опыт постановки задач другим? 5</text:p>
            </text:list-item>
            <text:list-item>
              <text:p text:style-name="P185"><text:soft-page-break/>Приходилось ли наказывать сотрудников? 0</text:p>
            </text:list-item>
            <text:list-item>
              <text:p text:style-name="P186">Если бы пришлось, было бы это трудно, или нет? 2</text:p>
            </text:list-item>
            <text:list-item>
              <text:p text:style-name="P186">Умею ли мотивировать? 2</text:p>
            </text:list-item>
            <text:list-item>
              <text:p text:style-name="P186">Хороший ли я знаток человеческого характера? 5</text:p>
            </text:list-item>
          </text:list>
        </text:list-item>
        <text:list-item>
          <text:p text:style-name="P187">Рекламная деятельность и связи с общественностью.</text:p>
          <text:list>
            <text:list-item>
              <text:p text:style-name="P169"><text:span text:style-name="T31">Отвечал ли за это дело? 2 </text:span><text:span text:style-name="T32">есть немного.</text:span></text:p>
            </text:list-item>
            <text:list-item>
              <text:p text:style-name="P170"><text:span text:style-name="T33">Могу ли составить черновик объявления в газету или пресс-релиз (фабула)? </text:span><text:span text:style-name="T34">4</text:span></text:p>
            </text:list-item>
            <text:list-item>
              <text:p text:style-name="P188">Могу ли я составить простой план продвижения на рынок своего продукта? 0</text:p>
            </text:list-item>
            <text:list-item>
              <text:p text:style-name="P188">Знаю ли о методах продвижения и их стоимости? 3</text:p>
            </text:list-item>
            <text:list-item>
              <text:p text:style-name="P189">Знаю ли как контролировать результаты рекламы на своём предприятии? 0</text:p>
            </text:list-item>
          </text:list>
        </text:list-item>
      </text:list>
      <text:p text:style-name="P27"/>
      <text:p text:style-name="P28">Таблица 3. <text:s/>Дефицит деловых навыков.</text:p>
      <text:p text:style-name="P28">Определяем дефицит, а потом пути для сокращения.</text:p>
      <text:p text:style-name="P20"/>
      <text:p text:style-name="P28">Настойчивость нужна. Когда устойчив к неудачам.</text:p>
      <text:p text:style-name="P28">Упрямство – когда не может найти переломную точку, когда нужно отказаться от затеи.</text:p>
      <text:p text:style-name="P28">Учёт рисков.</text:p>
      <text:p text:style-name="P29">Планирование. Реальные, но высокие планы. Оценка имеющихся ресурсов и их использование оптимальное.</text:p>
      <text:p text:style-name="P30"/>
      <text:p text:style-name="P30"><text:s/>Умеею ли я планировать?</text:p>
      <text:list xml:id="list5392745944178691239" text:style-name="L6">
        <text:list-item>
          <text:p text:style-name="P190">Часто ли обнаруживаю, что не хватает времени, чтобы сделать работу хорошо? Нет.</text:p>
        </text:list-item>
        <text:list-item>
          <text:p text:style-name="P191">Если приходится заканчивать работу в спешке, сожалею ли, что плохо распланировал своё время? Нет.</text:p>
        </text:list-item>
        <text:list-item>
          <text:p text:style-name="P191">Начав какую-либо работу, часто ли обнаруживаю, что нет средств, материалов, или навыков? Да, бывает.</text:p>
        </text:list-item>
        <text:list-item>
          <text:p text:style-name="P192">Часто ли опаздываю? Нет</text:p>
        </text:list-item>
        <text:list-item>
          <text:p text:style-name="P192">Часто ли в конце недели или месяца обнаруживаю нехватку наличных? Нет</text:p>
        </text:list-item>
      </text:list>
      <text:p text:style-name="P31"/>
      <text:p text:style-name="P16"><text:span text:style-name="T35">Важно ли общение? </text:span><text:span text:style-name="T36">Ага.</text:span></text:p>
      <text:p text:style-name="P32">Ответственность тоже важна.</text:p>
      <text:p text:style-name="P33">Гибкость. Ага, нужна. Быстро реагировать и приспосабливаться надо.</text:p>
      <text:p text:style-name="P33">Поддержка со стороны семьи тоже нужна.</text:p>
      <text:p text:style-name="P20"><text:soft-page-break/></text:p>
      <text:p text:style-name="P34"/>
      <text:h text:style-name="P146" text:outline-level="1">Субъекты предпринимательской деятельности</text:h>
      <text:p text:style-name="P36">По правилам РФ, субъктом могут быть дееспособные физические лица, юридические лица, а также некоммерческие организации.</text:p>
      <text:p text:style-name="P37">Физические – ИП без юр лица, а также Юр лица.</text:p>
      <text:p text:style-name="P35"><text:span text:style-name="T37">ИП 18+ лет должно быть. Не имеют права заниматься этим должностные лица органов гос власти, военные, работники силовых средств и служб</text:span><text:span text:style-name="T38">.</text:span></text:p>
      <text:p text:style-name="P38">Юр лица – коммерческие и некоммерческие предприниматели.</text:p>
      <text:p text:style-name="P38"/>
      <text:p text:style-name="P39">Типы и виды предпринимательства</text:p>
      <text:list xml:id="list7774344432542938625" text:style-name="L7">
        <text:list-item>
          <text:p text:style-name="P193"><text:span text:style-name="T44">П</text:span><text:span text:style-name="T39">роизводственное. Производят что-то.</text:span></text:p>
        </text:list-item>
        <text:list-item>
          <text:p text:style-name="P194"><text:span text:style-name="T40">Венчурный бизнес. </text:span><text:span text:style-name="T41">Вкладывать деньги куда-то.</text:span></text:p>
        </text:list-item>
        <text:list-item>
          <text:p text:style-name="P195"><text:span text:style-name="T41">Коммерческо-торговая. Связана с определённым сегментом потребителя, но мобильно. Нужен устойчивый спрос, </text:span><text:span text:style-name="T42">поэтому нужно хорошо знать рынок. И более низкая закупочная цена товара у производителей, что позволяет издержки превысить. </text:span><text:span text:style-name="T43">Риск велик.</text:span></text:p>
        </text:list-item>
        <text:list-item>
          <text:p text:style-name="P196">Посредническая.</text:p>
        </text:list-item>
        <text:list-item>
          <text:p text:style-name="P197">Акционерская</text:p>
        </text:list-item>
        <text:list-item>
          <text:p text:style-name="P197">консалтинг. Вложение средств в интелл потенциал консультационных услуг.</text:p>
        </text:list-item>
      </text:list>
      <text:p text:style-name="P40"/>
      <text:p text:style-name="P40"/>
      <text:h text:style-name="P147" text:outline-level="1">Общие условия создания собственного дела</text:h>
      <text:p text:style-name="P41">Поль Самуэльсон писал, что люди хотят начать самостояетльное дело.</text:p>
      <text:p text:style-name="P46">Чушь.</text:p>
      <text:p text:style-name="P41"/>
      <text:p text:style-name="P42">Следующая тема: финансовое обеспечение деятельности.</text:p>
      <text:list xml:id="list5794030417460257319" text:style-name="L8">
        <text:list-item>
          <text:p text:style-name="P198">Эмиссия ценных бумаг</text:p>
        </text:list-item>
        <text:list-item>
          <text:p text:style-name="P198">привлечение банковских кредитов</text:p>
        </text:list-item>
        <text:list-item>
          <text:p text:style-name="P198">основные виды банковского кредита</text:p>
        </text:list-item>
        <text:list-item>
          <text:p text:style-name="P198">факторинг.</text:p>
        </text:list-item>
        <text:list-item>
          <text:p text:style-name="P199">Лизинг.</text:p>
        </text:list-item>
      </text:list>
      <text:p text:style-name="P43"/>
      <text:h text:style-name="P148" text:outline-level="1">Генерация идей.</text:h>
      <text:p text:style-name="P44"><text:span text:style-name="T45">Человек + идея + инвестиции = прибыль. </text:span><text:span text:style-name="T46">Выгодное деловое предложение.</text:span></text:p>
      <text:p text:style-name="P47"><text:soft-page-break/>Успех зависит от навыков, идеи и качества реализации.</text:p>
      <text:p text:style-name="P48">Недостаток средств – не препятсткие.</text:p>
      <text:p text:style-name="P49">Идея должна развиваться, не тормозить на месте.</text:p>
      <text:p text:style-name="P50">Идея должна уменьшать затраты.</text:p>
      <text:p text:style-name="P51">Проблемы:</text:p>
      <text:list xml:id="list7292031974393099173" text:style-name="L9">
        <text:list-item>
          <text:p text:style-name="P200">Недостаток проницательности у придумавшего. Не цепляются за неё</text:p>
        </text:list-item>
        <text:list-item>
          <text:p text:style-name="P200">Убийцы идей</text:p>
        </text:list-item>
      </text:list>
      <text:p text:style-name="P51"/>
      <text:p text:style-name="P52">Как убить идею? Это работать не будет, это пробовали, никому не нужно, это глупо, это слишком просто, это, наверняка, уже кто-то сделал.</text:p>
      <text:p text:style-name="P52"/>
      <text:h text:style-name="P238" text:outline-level="2">Методы генерации идей.</text:h>
      <text:p text:style-name="P53">Идеи нельзя игнорировать.</text:p>
      <text:p text:style-name="P54">Мозговой штурм и карта идей.</text:p>
      <text:p text:style-name="P45"><text:span text:style-name="T47">Карта идей: производство, услуги, торговля </text:span><text:span text:style-name="T48">– 3 направления, </text:span><text:span text:style-name="T49">по ним можно разбить.</text:span></text:p>
      <text:p text:style-name="P55"/>
      <text:h text:style-name="P239" text:outline-level="2">Источники идей</text:h>
      <text:list xml:id="list4488662643113779194" text:style-name="L10">
        <text:list-item>
          <text:p text:style-name="P201">Приносит пользу</text:p>
        </text:list-item>
        <text:list-item>
          <text:p text:style-name="P201">Удовлетворить потребность, тенденцию или сектор рынка.</text:p>
        </text:list-item>
        <text:list-item>
          <text:p text:style-name="P202">Идея добавляет стоимость.</text:p>
        </text:list-item>
        <text:list-item>
          <text:p text:style-name="P203">Идея – совершенствование своих навыков и ресурсов.</text:p>
        </text:list-item>
      </text:list>
      <text:p text:style-name="P56"/>
      <text:p text:style-name="P57">Заключение.</text:p>
      <text:p text:style-name="P58">Как оценить идеи?</text:p>
      <text:p text:style-name="P58">Есть ли нужные навыки?</text:p>
      <text:p text:style-name="P59">Удовлетворяет ли потребность?</text:p>
      <text:p text:style-name="P59">Жизнеспособен ли проект?</text:p>
      <text:p text:style-name="P59">Принесёт ли прибыль?</text:p>
      <text:p text:style-name="P60">Вложат ли деньги в него инвесторы?</text:p>
      <text:p text:style-name="P55"/>
      <text:p text:style-name="P55"/>
      <text:h text:style-name="P149" text:outline-level="1">Финансовое обеспечение предприятия</text:h>
      <text:p text:style-name="P61"><text:span text:style-name="T50">Совокупность форм и методов для воспроизводства. </text:span><text:span text:style-name="T51">Процесс образования капитала фирмы.</text:span></text:p>
      <text:p text:style-name="P66"><text:soft-page-break/>Эмиссия денег, продажа ценных бумаг, получение безвозмездной помощи и тд.</text:p>
      <text:p text:style-name="P66"/>
      <text:p text:style-name="P67">Эмиссия бумаг.</text:p>
      <text:p text:style-name="P67">Это бумага с признаками: </text:p>
      <text:list xml:id="list3227265074317417464" text:style-name="L11">
        <text:list-item>
          <text:p text:style-name="P204">закрепляет права, подлежащие удостоверению уступке и ли чего-то ещё там бла-бла-бла.</text:p>
        </text:list-item>
        <text:list-item>
          <text:p text:style-name="P205">Что?</text:p>
        </text:list-item>
        <text:list-item>
          <text:p text:style-name="P205">Имеет равный объём и сроки осуществления прав внутри одного выпуска.</text:p>
        </text:list-item>
      </text:list>
      <text:p text:style-name="P68"/>
      <text:p text:style-name="P68">Кредит можно получить.</text:p>
      <text:list xml:id="list964103937825505999" text:style-name="L12">
        <text:list-item>
          <text:p text:style-name="P206">Но его надо вернуть.</text:p>
        </text:list-item>
        <text:list-item>
          <text:p text:style-name="P207">Но надо подготовиться, документы всякие.</text:p>
        </text:list-item>
        <text:list-item>
          <text:p text:style-name="P207">К тому же, проценты заплатить.</text:p>
        </text:list-item>
        <text:list-item>
          <text:p text:style-name="P208">И нужна цель.</text:p>
        </text:list-item>
      </text:list>
      <text:p text:style-name="P69">Классиикафия:</text:p>
      <text:list xml:id="list1622686461" text:continue-numbering="true" text:style-name="L12">
        <text:list-item>
          <text:p text:style-name="P209">Можно не писать срок, но тогда возврат по требованию</text:p>
        </text:list-item>
        <text:list-item>
          <text:p text:style-name="P210">Гасить можно за 1 ход, или в рассрочку.</text:p>
        </text:list-item>
        <text:list-item>
          <text:p text:style-name="P211">По виду выдачи. Ссуда или процент.</text:p>
        </text:list-item>
        <text:list-item>
          <text:p text:style-name="P211">По обеспечению выдачи.</text:p>
        </text:list-item>
        <text:list-item>
          <text:p text:style-name="P212">Целевые? Общие и целевыйе. По своему усмотрению или на цель какую-то.</text:p>
        </text:list-item>
      </text:list>
      <text:p text:style-name="P70"/>
      <text:p text:style-name="P62"><text:span text:style-name="T52">Кредитный догоов</text:span><text:span text:style-name="T53">о</text:span><text:span text:style-name="T52">р.</text:span></text:p>
      <text:p text:style-name="P78">На что посмотреть? </text:p>
      <text:list xml:id="list5329906449229435330" text:style-name="L13">
        <text:list-item>
          <text:p text:style-name="P214">Условия.</text:p>
        </text:list-item>
        <text:list-item>
          <text:p text:style-name="P214">Срок кредита</text:p>
        </text:list-item>
        <text:list-item>
          <text:p text:style-name="P214"><text:span text:style-name="T86">В</text:span>алюта</text:p>
        </text:list-item>
        <text:list-item>
          <text:p text:style-name="P215">Процентная ставка.</text:p>
        </text:list-item>
        <text:list-item>
          <text:p text:style-name="P213"><text:span text:style-name="T54">Условия выплаты процентов. </text:span><text:span text:style-name="T55">(иногда в момент выдачи ?? )</text:span></text:p>
        </text:list-item>
        <text:list-item>
          <text:p text:style-name="P216">Условия погашения основного долга</text:p>
        </text:list-item>
      </text:list>
      <text:p text:style-name="P79"/>
      <text:p text:style-name="P80">Коммерческий кредит?</text:p>
      <text:p text:style-name="P81">Возвращает деньги заводу после реализации продукции, а не до, например.</text:p>
      <text:p text:style-name="P88"/>
      <text:p text:style-name="P63"><text:soft-page-break/><text:span text:style-name="T56">Факторинг есть ещё.</text:span><text:span text:style-name="T58"> Переуступка прав банку или спец компании неоплаченных долговых требований.</text:span><text:span text:style-name="T59"> Фактор стоит между заводом и реализатором. </text:span><text:span text:style-name="T60">И отдаёт деньги заводу (90%), а реалиатор получает вещи.</text:span></text:p>
      <text:p text:style-name="P64"><text:span text:style-name="T57">Лизинг есть ещё. Покупает дорогие вещи. <text:s/>Чувак покупает для нас, и даёт пользоваться. </text:span><text:span text:style-name="T61">На долгосрочной основе пользуется деньгами третьей компании.</text:span></text:p>
      <text:p text:style-name="P65"><text:span text:style-name="T62">Ещё есть у нас бюджетный кредит. </text:span><text:span text:style-name="T63">Ссуда из федерального бюджета. </text:span><text:span text:style-name="T64">На возвратной основе <text:s/>до 6 месяцев. </text:span><text:span text:style-name="T65">Может даваться кому-угодно</text:span></text:p>
      <text:p text:style-name="P81"/>
      <text:h text:style-name="P150" text:outline-level="1">Практические средства рекламы малых предприятий</text:h>
      <text:p text:style-name="P89">В малом бизнесе реклама как часть плана продвижения нужна, чтобы </text:p>
      <text:list xml:id="list7434911363426773007" text:style-name="L14">
        <text:list-item>
          <text:p text:style-name="P217">Продать больше</text:p>
        </text:list-item>
        <text:list-item>
          <text:p text:style-name="P217">Увеличить долю предприятия на рынке</text:p>
        </text:list-item>
        <text:list-item>
          <text:p text:style-name="P217">Развиться лучше</text:p>
        </text:list-item>
        <text:list-item>
          <text:p text:style-name="P217">Объявить о себе.</text:p>
        </text:list-item>
        <text:list-item>
          <text:p text:style-name="P218">Престиж повышает</text:p>
        </text:list-item>
        <text:list-item>
          <text:p text:style-name="P218">Привлеает новичков</text:p>
        </text:list-item>
        <text:list-item>
          <text:p text:style-name="P218">тд.</text:p>
        </text:list-item>
      </text:list>
      <text:p text:style-name="P90"/>
      <text:p text:style-name="P91">Почему теряем деньги на рекламе? Есть пара факторов.</text:p>
      <text:list xml:id="list2444070558996357467" text:style-name="L15">
        <text:list-item>
          <text:p text:style-name="P219"><text:span text:style-name="T66">Надо определить </text:span><text:span text:style-name="T67">сегмент</text:span><text:span text:style-name="T66"> целев</text:span><text:span text:style-name="T68">ого</text:span><text:span text:style-name="T66"> рын</text:span><text:span text:style-name="T69">ка</text:span><text:span text:style-name="T66">, то, как люди будут искать рекламу, и затем её пускать.</text:span></text:p>
        </text:list-item>
      </text:list>
      <text:p text:style-name="P92"/>
      <text:p text:style-name="P93">Сегмент рынка – хорошо выделенная группа клиентов внутри рынка.</text:p>
      <text:p text:style-name="P82"><text:span text:style-name="T70">Как выбрать целевую аудиторию? Просто выбрать тех, кому лучше всех поможем! </text:span><text:span text:style-name="T71">И для них рекламу сделаем.</text:span></text:p>
      <text:p text:style-name="P83"><text:span text:style-name="T72">Нужно правильно выбрать время и место для появления</text:span><text:span text:style-name="T73"> перед аудиторией. </text:span></text:p>
      <text:p text:style-name="P94">Ответы на 6 вопросов в рекламе:</text:p>
      <text:list xml:id="list5217137147895874925" text:style-name="L16">
        <text:list-item>
          <text:p text:style-name="P220">Что уникального в товаре?</text:p>
        </text:list-item>
        <text:list-item>
          <text:p text:style-name="P220">Кому надо?</text:p>
        </text:list-item>
        <text:list-item>
          <text:p text:style-name="P220">Где и когда купить?</text:p>
        </text:list-item>
        <text:list-item>
          <text:p text:style-name="P220">Кто я такой вообще?!</text:p>
        </text:list-item>
      </text:list>
      <text:p text:style-name="P95">Хватит с вас.</text:p>
      <text:p text:style-name="P84"><text:span text:style-name="T74">Позиционирование – действие по разработке компании и её имиджа, </text:span><text:span text:style-name="T75">направленные на выбор особой позиции в сознании потребителей.</text:span></text:p>
      <text:p text:style-name="P96"/>
      <text:p text:style-name="P97">Методы рекламы.</text:p>
      <text:list xml:id="list505618372801639878" text:style-name="L17">
        <text:list-item>
          <text:p text:style-name="P221"><text:soft-page-break/><text:span text:style-name="T76">Почтовая или письмо. </text:span><text:span text:style-name="T77">Стоит дёшево.</text:span><text:span text:style-name="T78"> Большой процент ответов, но сложно автоматизировать.</text:span></text:p>
        </text:list-item>
        <text:list-item>
          <text:p text:style-name="P222"><text:span text:style-name="T78">Небольшой рекламный плакат. </text:span><text:span text:style-name="T80">Недорого.</text:span><text:span text:style-name="T78"> </text:span><text:span text:style-name="T80"><text:s/></text:span><text:span text:style-name="T79">Много видит, но раздражает.</text:span></text:p>
        </text:list-item>
        <text:list-item>
          <text:p text:style-name="P223"><text:span text:style-name="T80">Объявления в газетах. </text:span><text:span text:style-name="T81">Умеренно дорого. <text:s/></text:span><text:span text:style-name="T82">Аудитория локализована. </text:span><text:span text:style-name="T83">Круг читателей слишком широкий, затраты не оправданы.</text:span></text:p>
        </text:list-item>
        <text:list-item>
          <text:p text:style-name="P224"><text:span text:style-name="T84">Объявление в журнале специа</text:span><text:span text:style-name="T85">л</text:span><text:span text:style-name="T84">изированном. </text:span><text:span text:style-name="T85">Цена высокая умеренно.</text:span></text:p>
        </text:list-item>
        <text:list-item>
          <text:p text:style-name="P225">Радио.</text:p>
        </text:list-item>
        <text:list-item>
          <text:p text:style-name="P226">Объявление в общенациональной газете или журнале.</text:p>
        </text:list-item>
      </text:list>
      <text:p text:style-name="P98"/>
      <text:p text:style-name="P98">Составляем рекламное обращение.</text:p>
      <text:p text:style-name="P99">Заголовок. Цимес идеи.</text:p>
      <text:p text:style-name="P100">Тело. Убеждаем купить.</text:p>
      <text:p text:style-name="P101">Заключение. Ложь всякая.</text:p>
      <text:p text:style-name="P101"/>
      <text:p text:style-name="P102">Рекламу чего-угодно сделать.</text:p>
      <text:p text:style-name="P101"/>
      <text:p text:style-name="P103">О маркетинге поговорим.</text:p>
      <text:p text:style-name="P104">Процесс поиска, удовлетворения и сохранения покупателей.</text:p>
      <text:p text:style-name="P105">Определить можно как?</text:p>
      <text:p text:style-name="P106">Оптимизация удовлетворения нужд потребителей.</text:p>
      <text:p text:style-name="P85"><text:span text:style-name="T87">Как добиться этого всего? </text:span><text:span text:style-name="T88">Удовлетворять клиентов всеми возможными средствами. Сделать процесс работы с нами приятным.</text:span></text:p>
      <text:p text:style-name="P107">Структура маретинга?</text:p>
      <text:p text:style-name="P107">PPPP.</text:p>
      <text:p text:style-name="P107">Product – делаем нужный товар.</text:p>
      <text:p text:style-name="P86"><text:span text:style-name="T89">Place – в нужном месте реализуем. </text:span><text:span text:style-name="T90">Каналы и методы сбыта.</text:span></text:p>
      <text:p text:style-name="P87"><text:span text:style-name="T91">Promotion — Продвижение. </text:span><text:span text:style-name="T92">Информируем обо всём.</text:span></text:p>
      <text:p text:style-name="P108">Price — цену нужной делаем.</text:p>
      <text:p text:style-name="P109">Только все вместе дадут выигрыш.</text:p>
      <text:p text:style-name="P110">Правила:</text:p>
      <text:list xml:id="list546059142895383500" text:style-name="L18">
        <text:list-item>
          <text:p text:style-name="P227">Учитывать нужды</text:p>
        </text:list-item>
        <text:list-item>
          <text:p text:style-name="P227">Не делать предположений, только факты</text:p>
        </text:list-item>
        <text:list-item>
          <text:p text:style-name="P227">План, только план.</text:p>
        </text:list-item>
        <text:list-item>
          <text:p text:style-name="P227">Одновлять информацию о рынке и конкурентах</text:p>
        </text:list-item>
        <text:list-item>
          <text:p text:style-name="P227">Исследовать рынок перед запуском товара.</text:p>
        </text:list-item>
        <text:list-item>
          <text:p text:style-name="P227">Не увеличивать объём продаж без достаточного капитала.</text:p>
        </text:list-item>
        <text:list-item>
          <text:p text:style-name="P227"><text:soft-page-break/>Сравнивать затраты с результатами всегда нужно.</text:p>
        </text:list-item>
      </text:list>
      <text:p text:style-name="P110"/>
      <text:p text:style-name="P111">Практическое исследование рынка для новых предприятий.</text:p>
      <text:p text:style-name="P112">Цель исследования рынка какова?</text:p>
      <text:p text:style-name="P113">Как исследовать рынок?</text:p>
      <text:p text:style-name="P113">Теоретическое и практическое.</text:p>
      <text:p text:style-name="P113">Теоретически – за столом. Практически – социологический опрос.</text:p>
      <text:p text:style-name="P118"/>
      <text:p text:style-name="P119">Сделка – изменение, создание или удаление гражданских отношений.</text:p>
      <text:p text:style-name="P119">Односторонние и многосторонние.</text:p>
      <text:p text:style-name="P120">Двусторонняя – договор. Всегда в письменной форме.</text:p>
      <text:p text:style-name="P121">Всегда включаются существеные условия, дата и адреса участников.</text:p>
      <text:p text:style-name="P121"/>
      <text:p text:style-name="P122">Нотариальное осуществление сделки – удостоверитальная надпись нотариуса или аналогичного лица на договоре.</text:p>
      <text:p text:style-name="P114"><text:span text:style-name="T93">Зачем нужны? Доверенности. Завещания и тд. </text:span><text:span text:style-name="T94">Ну или если кому-то нужно.</text:span></text:p>
      <text:p text:style-name="P123">Некоторые сделки обязательно регистрируются. О правах собственности,</text:p>
      <text:p text:style-name="P123">Что будет, если уклониться?</text:p>
      <text:p text:style-name="P124">Могут заставить зарегистрировать, или примут ничтожной.</text:p>
      <text:p text:style-name="P124"/>
      <text:p text:style-name="P125">Когда они недействительны? Когда противят основам порядка и нравственности.</text:p>
      <text:p text:style-name="P126">Что же будет? Всё уйдёт государству.</text:p>
      <text:p text:style-name="P115"><text:span text:style-name="T95">Недействительны мнимая (фиктивная) (сделанная лишь для вида) и притворные </text:span><text:span text:style-name="T96">(сделанная с целью прикрыть другую сделку) </text:span><text:span text:style-name="T95">также сделки.</text:span></text:p>
      <text:p text:style-name="P116"><text:span text:style-name="T97">Ещё есть сделки под влиянием заблуждения. </text:span><text:span text:style-name="T98">Может быть признана недействительной с иска обманутого лица.</text:span></text:p>
      <text:p text:style-name="P127">Есть ковальные сделки. Под обманом, насилием и тд.</text:p>
      <text:p text:style-name="P128"/>
      <text:p text:style-name="P117"><text:span text:style-name="T99">Сущность договора</text:span><text:span text:style-name="T100"> </text:span></text:p>
      <text:p text:style-name="P129">Договор всегда устанавливает права и обязанности сторон.</text:p>
      <text:p text:style-name="P130">Если оба согласились на то, что написано, то всё ок, даже если договор плохой.</text:p>
      <text:p text:style-name="P107"/>
      <text:p text:style-name="P71"><text:span text:style-name="T101">Публичный, предв</text:span><text:span text:style-name="T102">а</text:span><text:span text:style-name="T101">рительный, </text:span><text:span text:style-name="T105">присоединения, </text:span><text:span text:style-name="T101">в пользу третьего лица. Самостоятельные и смешанные.</text:span></text:p>
      <text:p text:style-name="P72"><text:span text:style-name="T103">Публичные – заключенный организацией. </text:span><text:span text:style-name="T104">Обязанности по</text:span><text:span text:style-name="T103"> </text:span><text:span text:style-name="T104">п</text:span><text:span text:style-name="T103">родаж</text:span><text:span text:style-name="T104">е</text:span><text:span text:style-name="T103"> товара, <text:s/>совершени</text:span><text:span text:style-name="T104">ю</text:span><text:span text:style-name="T103"> услуг и тд.</text:span></text:p>
      <text:p text:style-name="P131"><text:soft-page-break/>Предварительный – о том, что в будущем заключат какой-то договор. На условиях, прописанных в этом.</text:p>
      <text:p text:style-name="P73"><text:span text:style-name="T105">Присоединения – условия опрелелены одной стороной, а вторая присоединяется, дополняя основно</text:span><text:span text:style-name="T106">й договор.</text:span></text:p>
      <text:p text:style-name="P132">В пользу третьих лиц – …</text:p>
      <text:p text:style-name="P132">Самостоятельные? <text:s/>Только один договор.</text:p>
      <text:p text:style-name="P132">Смешанные? Тут элементы разных договоров включены</text:p>
      <text:p text:style-name="P132"/>
      <text:p text:style-name="P74"><text:span text:style-name="T106">Договоры возмездные и безвозмездные. В первом одна сторона получает какую-то плату, а по второму бе</text:span><text:span text:style-name="T107">звозмездно.</text:span></text:p>
      <text:p text:style-name="P133"/>
      <text:p text:style-name="P134">Виды договоров по предмету соглашения сторон.</text:p>
      <text:p text:style-name="P134"/>
      <text:p text:style-name="P135">Публичная оферта и акцепт – что такое?</text:p>
      <text:p text:style-name="P136">Оферо – вносить предложение.</text:p>
      <text:p text:style-name="P136">Письменное или устное предложение заключения гражданско-правового отноешнния выдыинутого одним или несолькими лицами. </text:p>
      <text:p text:style-name="P75"><text:span text:style-name="T108">Публичня оферта адресована неопределённому кругу лиц и содержит исчерпывающую информацию об услоывиях, на которых офферент </text:span><text:span text:style-name="T109">Преодагает заключить сдлелку всем, кто откликнется на предложение. </text:span><text:span text:style-name="T110">Иногда имеет срок действия.</text:span></text:p>
      <text:p text:style-name="P76"><text:span text:style-name="T111">Любой откликнувшийся попадается на крюч</text:span><text:span text:style-name="T112">ё</text:span><text:span text:style-name="T111">к.</text:span></text:p>
      <text:p text:style-name="P137">Критерии:</text:p>
      <text:list xml:id="list4948503822116556587" text:style-name="L19">
        <text:list-item>
          <text:p text:style-name="P228">Нудвусмысленно и чётко понятна</text:p>
        </text:list-item>
        <text:list-item>
          <text:p text:style-name="P228">Намерения заключения сделки есть</text:p>
        </text:list-item>
        <text:list-item>
          <text:p text:style-name="P228">Важная информация об условиях тоже должна быть.</text:p>
        </text:list-item>
      </text:list>
      <text:p text:style-name="P137"/>
      <text:p text:style-name="P137">Что такое акцепт? </text:p>
      <text:p text:style-name="P77"><text:span text:style-name="T113">Это согласие с предложением (офертой).</text:span><text:span text:style-name="T114">Выражается устно или письменно, где ясно понятно, что сторона согласна.</text:span></text:p>
      <text:p text:style-name="P138"/>
      <text:p text:style-name="P139">Как расторгнуть договор?</text:p>
      <text:p text:style-name="P140">По требованию одной из сторон может быть изменён или растргнут, либо по решению суда.</text:p>
      <text:p text:style-name="P141">Иногда заблаговременно уведомнюят о прекращшении договора.</text:p>
      <text:p text:style-name="P142"/>
      <text:p text:style-name="P142"/>
      <text:p text:style-name="P142"/>
      <text:p text:style-name="P142"/>
      <text:h text:style-name="P236" text:outline-level="1"><text:soft-page-break/>Основные моменты составления бизнес-плана</text:h>
      <text:p text:style-name="P229">К 20 числу бизнес-план, 24 защита.</text:p>
      <text:p text:style-name="P230"/>
      <text:p text:style-name="P230">Общие положения</text:p>
      <text:p text:style-name="P143"><text:span text:style-name="T115">БП -документ, в котором описываются основные разделы развития фирмы </text:span><text:span text:style-name="T116">н</text:span><text:span text:style-name="T115">а конкурентном рынке с учётом собственных и заёмных источников, материальных и кадровых возможностей и предполагаемых рисков, возникающих в процессе реализации предпринимательских проектов.</text:span></text:p>
      <text:p text:style-name="P231">Отвечает на вопрос, стоит ли вообще вкладывать деньги в этот проект, и прнесёт ли он доход.</text:p>
      <text:p text:style-name="P231">Нет одного явного регламента и структуры определённой. Но что должно быть точно: </text:p>
      <text:list xml:id="list1759937325221749407" text:style-name="L20">
        <text:list-item>
          <text:p text:style-name="P232">Общая характеристика фирмы, резюме. Но делается в последнюю очередь, подчёркивая все направления деятельности, в каждом цели фирмы и стратегии их достижения. Основные цели, мероприятия, которые сделаем в рамках стратегии, чем будем заниматься и где брать будем, какие объёмы продаж, каков уровень прибыльности и тд.</text:p>
        </text:list-item>
        <text:list-item>
          <text:p text:style-name="P233"><text:span text:style-name="T117">Характеристика товара (услуг). <text:s/>Что за товар, как выглядит, какие потребности призван </text:span><text:span text:style-name="T118">удовлетворять</text:span><text:span text:style-name="T117">, и тд. </text:span><text:span text:style-name="T118">Отвечает ли требованиям по стандартизации.</text:span></text:p>
        </text:list-item>
        <text:list-item>
          <text:p text:style-name="P233"><text:span text:style-name="T117">Рынки сбыта товаров (услуг). </text:span><text:span text:style-name="T119">Какова реакция рынка, были ли пробные продажи, каков потенциал роста, как исследуем, как реагируем на изменения?</text:span></text:p>
        </text:list-item>
        <text:list-item>
          <text:p text:style-name="P233"><text:span text:style-name="T120">К</text:span><text:span text:style-name="T117">онкуренция на рынках сбыта. </text:span><text:span text:style-name="T120">Анализ рыночной конъюктуры. Характеристика возможных конкурентов.</text:span></text:p>
        </text:list-item>
        <text:list-item>
          <text:p text:style-name="P233"><text:span text:style-name="T117">План маркетинга. </text:span><text:span text:style-name="T120">Изложить основное: какая стратегия принята? Через свои магазины, через оптовые организации, как определяются цены на товар? Какая прибыльность? Как увеличиваем рост продаж? Расширяя рынок, или делая больше плюшек? Какой сервис? Как выбиться на вершину в глазах людей? Цели и стратегии, ценообразование, каналы распространения, методы распространения, мето</text:span><text:span text:style-name="T123">д</text:span><text:span text:style-name="T120">ы стимулирования продаж, послепродажное обслуживание, реклама.</text:span></text:p>
        </text:list-item>
        <text:list-item>
          <text:p text:style-name="P233"><text:span text:style-name="T117">План производства. <text:s/></text:span><text:span text:style-name="T121">Только в том случае, если фирма занимается производством. </text:span><text:span text:style-name="T122">Какой общий подход к производству, какие источники сырья используем, какие требования у трудовым ресурсам, как поставщики и продавцы используются.</text:span></text:p>
        </text:list-item>
        <text:list-item>
          <text:p text:style-name="P233"><text:span text:style-name="T117">Организационный план. </text:span><text:span text:style-name="T122">Уровень управления фирмой, квалификация и опыт предпринимателя, а также команды. Важен элемент успеха, а для этого нужны хорошие кадры. Структура фирмы и развитие, владелец и персонал, квалификация, стимулирование и ответственность персонала, технические средства управления и всё такое.</text:span></text:p>
        </text:list-item>
        <text:list-item>
          <text:p text:style-name="P233"><text:soft-page-break/><text:span text:style-name="T117">Риски в деятельности фирмы. </text:span><text:span text:style-name="T122">Риски изучаем, врешние и внутренние факторы, как избежать и минимизировать.</text:span></text:p>
        </text:list-item>
        <text:list-item>
          <text:p text:style-name="P233"><text:span text:style-name="T117">Финансовый план. </text:span><text:span text:style-name="T122">Заключительный. Представляет результат деятельности предприятия. Прогноз объёмов реализации, баланс денег, активы и пассивы предприяия, расчёт точки достижения безубыточности.</text:span></text:p>
        </text:list-item>
        <text:list-item>
          <text:p text:style-name="P233"><text:span text:style-name="T117">Приложение. </text:span><text:span text:style-name="T122">Нужны для большей детализации бизнес-плана. Может и не быть их.</text:span></text:p>
        </text:list-item>
      </text:list>
      <text:p text:style-name="P234"/>
      <text:p text:style-name="P2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Bookman Old Style" svg:font-family="'Bookman Old Style'" style:font-adornments="Обычный" style:font-family-generic="roman" style:font-pitch="variable"/>
    <style:font-face style:name="Bookman Old Style1" svg:font-family="'Bookman Old Style'" style:font-adornments="Полужирный" style:font-family-generic="roman" style:font-pitch="variable"/>
    <style:font-face style:name="Bookman Old Style2" svg:font-family="'Bookman Old Style'" style:font-adornments="Полужирный Курсив"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line-height="100%" fo:text-align="justify" style:justify-single-word="false" fo:orphans="2" fo:widows="2" style:writing-mode="lr-tb"/>
      <style:text-properties style:use-window-font-color="true" style:font-name="Georgia"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Bookman Old Style" fo:font-weight="25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cm" fo:margin-bottom="0.423cm" style:contextual-spacing="false" fo:text-align="center" style:justify-single-word="false" fo:keep-together="always" fo:keep-with-next="always"/>
      <style:text-properties style:font-name="Bookman Old Style1" fo:font-size="14pt" fo:font-weight="600"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049cm" fo:margin-bottom="0.423cm" style:contextual-spacing="false" fo:text-align="start" style:justify-single-word="false" fo:keep-together="always" fo:keep-with-next="always"/>
      <style:text-properties style:font-name="Bookman Old Style2" fo:font-size="13pt" fo:font-style="italic" fo:font-weight="600" style:font-size-asian="13pt" style:font-style-asian="italic" style:font-weight-asian="bold" style:font-size-complex="13pt" style:font-weight-complex="bold"/>
    </style:style>
    <style:style style:name="No_20_Spacing" style:display-name="No Spacing" style:family="paragraph" style:default-outline-level="1" style:list-style-name="">
      <style:paragraph-properties fo:margin-top="0cm" fo:margin-bottom="0.423cm" style:contextual-spacing="false" fo:line-height="100%" fo:text-align="center" style:justify-single-word="false" fo:orphans="2" fo:widows="2" style:writing-mode="lr-tb"/>
      <style:text-properties style:use-window-font-color="true" style:font-name="Georgia" fo:font-size="16pt" fo:font-style="italic" fo:font-weight="bold" style:font-size-asian="16pt" style:font-style-asian="italic" style:font-weight-asian="bold"/>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Georgia" fo:font-size="14pt" fo:font-weight="bold" style:font-size-asian="14pt" style:font-weight-asian="bold" style:font-size-complex="14pt" style:font-weight-complex="bold"/>
    </style:style>
    <style:style style:name="Заголовок_20_2_20_Знак" style:display-name="Заголовок 2 Знак" style:family="text" style:parent-style-name="Default_20_Paragraph_20_Font">
      <style:text-properties style:font-name="Cambria" fo:font-size="13pt" fo:font-style="italic" fo:font-weight="bold" style:font-size-asian="13pt" style:font-style-asian="italic" style:font-weight-asian="bold" style:font-size-complex="13pt"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Кислицын Илья</meta:initial-creator>
    <meta:editing-cycles>930</meta:editing-cycles>
    <meta:creation-date>2012-10-08T07:35:00</meta:creation-date>
    <dc:date>2013-12-19T23:42:17</dc:date>
    <meta:editing-duration>P1DT2H17M58S</meta:editing-duration>
    <meta:generator>LibreOffice/4.0.2.2$Linux_X86_64 LibreOffice_project/400m0$Build-2</meta:generator>
    <meta:document-statistic meta:table-count="0" meta:image-count="0" meta:object-count="0" meta:page-count="13" meta:paragraph-count="301" meta:word-count="2406" meta:character-count="16817" meta:non-whitespace-character-count="1481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